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bun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ightx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ni56</text:p>
          </table:table-cell>
          <table:table-cell office:value-type="string" calcext:value-type="string">
            <text:p>co56</text:p>
          </table:table-cell>
        </table:table-row>
        <table:table-row table:style-name="ro1">
          <table:table-cell/>
          <table:table-cell table:formula="of:=1/[.B2]" office:value-type="float" office:value="0.00390625" calcext:value-type="float">
            <text:p>0.00390625</text:p>
          </table:table-cell>
          <table:table-cell table:formula="of:=4*3.14159/3*([.B4]*[.B4]*[.B4]-([.B4]-1/[.$B$2])^3)" office:value-type="float" office:value="0.000000249671141306559" calcext:value-type="float">
            <text:p>2.49671141306559E-0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/[.$B$2]" office:value-type="float" office:value="0.0078125" calcext:value-type="float">
            <text:p>0.0078125</text:p>
          </table:table-cell>
          <table:table-cell table:formula="of:=4*3.14159/3*([.B5]*[.B5]*[.B5]-([.B5]-1/[.$B$2])^3)" office:value-type="float" office:value="0.00000174769798914591" calcext:value-type="float">
            <text:p>1.74769798914591E-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+1/[.$B$2]" office:value-type="float" office:value="0.01171875" calcext:value-type="float">
            <text:p>0.01171875</text:p>
          </table:table-cell>
          <table:table-cell table:formula="of:=4*3.14159/3*([.B6]*[.B6]*[.B6]-([.B6]-1/[.$B$2])^3)" office:value-type="float" office:value="0.00000474375168482463" calcext:value-type="float">
            <text:p>4.74375168482463E-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]+1/[.$B$2]" office:value-type="float" office:value="0.015625" calcext:value-type="float">
            <text:p>0.015625</text:p>
          </table:table-cell>
          <table:table-cell table:formula="of:=4*3.14159/3*([.B7]*[.B7]*[.B7]-([.B7]-1/[.$B$2])^3)" office:value-type="float" office:value="0.00000923783222834269" calcext:value-type="float">
            <text:p>9.23783222834269E-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]+1/[.$B$2]" office:value-type="float" office:value="0.01953125" calcext:value-type="float">
            <text:p>0.01953125</text:p>
          </table:table-cell>
          <table:table-cell table:formula="of:=4*3.14159/3*([.B8]*[.B8]*[.B8]-([.B8]-1/[.$B$2])^3)" office:value-type="float" office:value="0.0000152299396197001" calcext:value-type="float">
            <text:p>1.52299396197001E-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]+1/[.$B$2]" office:value-type="float" office:value="0.0234375" calcext:value-type="float">
            <text:p>0.0234375</text:p>
          </table:table-cell>
          <table:table-cell table:formula="of:=4*3.14159/3*([.B9]*[.B9]*[.B9]-([.B9]-1/[.$B$2])^3)" office:value-type="float" office:value="0.0000227200738588969" calcext:value-type="float">
            <text:p>2.27200738588969E-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]+1/[.$B$2]" office:value-type="float" office:value="0.02734375" calcext:value-type="float">
            <text:p>0.02734375</text:p>
          </table:table-cell>
          <table:table-cell table:formula="of:=4*3.14159/3*([.B10]*[.B10]*[.B10]-([.B10]-1/[.$B$2])^3)" office:value-type="float" office:value="0.000031708234945933" calcext:value-type="float">
            <text:p>3.1708234945933E-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]+1/[.$B$2]" office:value-type="float" office:value="0.03125" calcext:value-type="float">
            <text:p>0.03125</text:p>
          </table:table-cell>
          <table:table-cell table:formula="of:=4*3.14159/3*([.B11]*[.B11]*[.B11]-([.B11]-1/[.$B$2])^3)" office:value-type="float" office:value="0.0000421944228808085" calcext:value-type="float">
            <text:p>4.21944228808085E-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]+1/[.$B$2]" office:value-type="float" office:value="0.03515625" calcext:value-type="float">
            <text:p>0.03515625</text:p>
          </table:table-cell>
          <table:table-cell table:formula="of:=4*3.14159/3*([.B12]*[.B12]*[.B12]-([.B12]-1/[.$B$2])^3)" office:value-type="float" office:value="0.0000541786376635234" calcext:value-type="float">
            <text:p>5.41786376635234E-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]+1/[.$B$2]" office:value-type="float" office:value="0.0390625" calcext:value-type="float">
            <text:p>0.0390625</text:p>
          </table:table-cell>
          <table:table-cell table:formula="of:=4*3.14159/3*([.B13]*[.B13]*[.B13]-([.B13]-1/[.$B$2])^3)" office:value-type="float" office:value="0.0000676608792940775" calcext:value-type="float">
            <text:p>6.76608792940775E-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]+1/[.$B$2]" office:value-type="float" office:value="0.04296875" calcext:value-type="float">
            <text:p>0.04296875</text:p>
          </table:table-cell>
          <table:table-cell table:formula="of:=4*3.14159/3*([.B14]*[.B14]*[.B14]-([.B14]-1/[.$B$2])^3)" office:value-type="float" office:value="0.0000826411477724711" calcext:value-type="float">
            <text:p>8.26411477724711E-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/[.$B$2]" office:value-type="float" office:value="0.046875" calcext:value-type="float">
            <text:p>0.046875</text:p>
          </table:table-cell>
          <table:table-cell table:formula="of:=4*3.14159/3*([.B15]*[.B15]*[.B15]-([.B15]-1/[.$B$2])^3)" office:value-type="float" office:value="0.000099119443098704" calcext:value-type="float">
            <text:p>9.9119443098704E-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]+1/[.$B$2]" office:value-type="float" office:value="0.05078125" calcext:value-type="float">
            <text:p>0.05078125</text:p>
          </table:table-cell>
          <table:table-cell table:formula="of:=4*3.14159/3*([.B16]*[.B16]*[.B16]-([.B16]-1/[.$B$2])^3)" office:value-type="float" office:value="0.000117095765272776" calcext:value-type="float">
            <text:p>0.00011709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]+1/[.$B$2]" office:value-type="float" office:value="0.0546875" calcext:value-type="float">
            <text:p>0.0546875</text:p>
          </table:table-cell>
          <table:table-cell table:formula="of:=4*3.14159/3*([.B17]*[.B17]*[.B17]-([.B17]-1/[.$B$2])^3)" office:value-type="float" office:value="0.000136570114294688" calcext:value-type="float">
            <text:p>0.00013657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]+1/[.$B$2]" office:value-type="float" office:value="0.05859375" calcext:value-type="float">
            <text:p>0.05859375</text:p>
          </table:table-cell>
          <table:table-cell table:formula="of:=4*3.14159/3*([.B18]*[.B18]*[.B18]-([.B18]-1/[.$B$2])^3)" office:value-type="float" office:value="0.000157542490164439" calcext:value-type="float">
            <text:p>0.00015754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+1/[.$B$2]" office:value-type="float" office:value="0.0625" calcext:value-type="float">
            <text:p>0.0625</text:p>
          </table:table-cell>
          <table:table-cell table:formula="of:=4*3.14159/3*([.B19]*[.B19]*[.B19]-([.B19]-1/[.$B$2])^3)" office:value-type="float" office:value="0.000180012892882029" calcext:value-type="float">
            <text:p>0.00018001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+1/[.$B$2]" office:value-type="float" office:value="0.06640625" calcext:value-type="float">
            <text:p>0.06640625</text:p>
          </table:table-cell>
          <table:table-cell table:formula="of:=4*3.14159/3*([.B20]*[.B20]*[.B20]-([.B20]-1/[.$B$2])^3)" office:value-type="float" office:value="0.000203981322447459" calcext:value-type="float">
            <text:p>0.00020398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]+1/[.$B$2]" office:value-type="float" office:value="0.0703125" calcext:value-type="float">
            <text:p>0.0703125</text:p>
          </table:table-cell>
          <table:table-cell table:formula="of:=4*3.14159/3*([.B21]*[.B21]*[.B21]-([.B21]-1/[.$B$2])^3)" office:value-type="float" office:value="0.000229447778860728" calcext:value-type="float">
            <text:p>0.00022944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]+1/[.$B$2]" office:value-type="float" office:value="0.07421875" calcext:value-type="float">
            <text:p>0.07421875</text:p>
          </table:table-cell>
          <table:table-cell table:formula="of:=4*3.14159/3*([.B22]*[.B22]*[.B22]-([.B22]-1/[.$B$2])^3)" office:value-type="float" office:value="0.000256412262121836" calcext:value-type="float">
            <text:p>0.00025641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]+1/[.$B$2]" office:value-type="float" office:value="0.078125" calcext:value-type="float">
            <text:p>0.078125</text:p>
          </table:table-cell>
          <table:table-cell table:formula="of:=4*3.14159/3*([.B23]*[.B23]*[.B23]-([.B23]-1/[.$B$2])^3)" office:value-type="float" office:value="0.000284874772230784" calcext:value-type="float">
            <text:p>0.00028487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]+1/[.$B$2]" office:value-type="float" office:value="0.08203125" calcext:value-type="float">
            <text:p>0.08203125</text:p>
          </table:table-cell>
          <table:table-cell table:formula="of:=4*3.14159/3*([.B24]*[.B24]*[.B24]-([.B24]-1/[.$B$2])^3)" office:value-type="float" office:value="0.000314835309187571" calcext:value-type="float">
            <text:p>0.00031483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]+1/[.$B$2]" office:value-type="float" office:value="0.0859375" calcext:value-type="float">
            <text:p>0.0859375</text:p>
          </table:table-cell>
          <table:table-cell table:formula="of:=4*3.14159/3*([.B25]*[.B25]*[.B25]-([.B25]-1/[.$B$2])^3)" office:value-type="float" office:value="0.000346293872992198" calcext:value-type="float">
            <text:p>0.00034629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]+1/[.$B$2]" office:value-type="float" office:value="0.08984375" calcext:value-type="float">
            <text:p>0.08984375</text:p>
          </table:table-cell>
          <table:table-cell table:formula="of:=4*3.14159/3*([.B26]*[.B26]*[.B26]-([.B26]-1/[.$B$2])^3)" office:value-type="float" office:value="0.000379250463644663" calcext:value-type="float">
            <text:p>0.00037925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6]+1/[.$B$2]" office:value-type="float" office:value="0.09375" calcext:value-type="float">
            <text:p>0.09375</text:p>
          </table:table-cell>
          <table:table-cell table:formula="of:=4*3.14159/3*([.B27]*[.B27]*[.B27]-([.B27]-1/[.$B$2])^3)" office:value-type="float" office:value="0.000413705081144969" calcext:value-type="float">
            <text:p>0.00041370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7]+1/[.$B$2]" office:value-type="float" office:value="0.09765625" calcext:value-type="float">
            <text:p>0.09765625</text:p>
          </table:table-cell>
          <table:table-cell table:formula="of:=4*3.14159/3*([.B28]*[.B28]*[.B28]-([.B28]-1/[.$B$2])^3)" office:value-type="float" office:value="0.000449657725493113" calcext:value-type="float">
            <text:p>0.00044965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8]+1/[.$B$2]" office:value-type="float" office:value="0.1015625" calcext:value-type="float">
            <text:p>0.1015625</text:p>
          </table:table-cell>
          <table:table-cell table:formula="of:=4*3.14159/3*([.B29]*[.B29]*[.B29]-([.B29]-1/[.$B$2])^3)" office:value-type="float" office:value="0.000487108396689097" calcext:value-type="float">
            <text:p>0.00048710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9]+1/[.$B$2]" office:value-type="float" office:value="0.10546875" calcext:value-type="float">
            <text:p>0.10546875</text:p>
          </table:table-cell>
          <table:table-cell table:formula="of:=4*3.14159/3*([.B30]*[.B30]*[.B30]-([.B30]-1/[.$B$2])^3)" office:value-type="float" office:value="0.00052605709473292" calcext:value-type="float">
            <text:p>0.00052605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0]+1/[.$B$2]" office:value-type="float" office:value="0.109375" calcext:value-type="float">
            <text:p>0.109375</text:p>
          </table:table-cell>
          <table:table-cell table:formula="of:=4*3.14159/3*([.B31]*[.B31]*[.B31]-([.B31]-1/[.$B$2])^3)" office:value-type="float" office:value="0.000566503819624583" calcext:value-type="float">
            <text:p>0.00056650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1]+1/[.$B$2]" office:value-type="float" office:value="0.11328125" calcext:value-type="float">
            <text:p>0.11328125</text:p>
          </table:table-cell>
          <table:table-cell table:formula="of:=4*3.14159/3*([.B32]*[.B32]*[.B32]-([.B32]-1/[.$B$2])^3)" office:value-type="float" office:value="0.000608448571364085" calcext:value-type="float">
            <text:p>0.00060844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2]+1/[.$B$2]" office:value-type="float" office:value="0.1171875" calcext:value-type="float">
            <text:p>0.1171875</text:p>
          </table:table-cell>
          <table:table-cell table:formula="of:=4*3.14159/3*([.B33]*[.B33]*[.B33]-([.B33]-1/[.$B$2])^3)" office:value-type="float" office:value="0.000651891349951426" calcext:value-type="float">
            <text:p>0.00065189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3]+1/[.$B$2]" office:value-type="float" office:value="0.12109375" calcext:value-type="float">
            <text:p>0.12109375</text:p>
          </table:table-cell>
          <table:table-cell table:formula="of:=4*3.14159/3*([.B34]*[.B34]*[.B34]-([.B34]-1/[.$B$2])^3)" office:value-type="float" office:value="0.000696832155386607" calcext:value-type="float">
            <text:p>0.00069683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4]+1/[.$B$2]" office:value-type="float" office:value="0.125" calcext:value-type="float">
            <text:p>0.125</text:p>
          </table:table-cell>
          <table:table-cell table:formula="of:=4*3.14159/3*([.B35]*[.B35]*[.B35]-([.B35]-1/[.$B$2])^3)" office:value-type="float" office:value="0.000743270987669627" calcext:value-type="float">
            <text:p>0.0007432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5]+1/[.$B$2]" office:value-type="float" office:value="0.12890625" calcext:value-type="float">
            <text:p>0.12890625</text:p>
          </table:table-cell>
          <table:table-cell table:formula="of:=4*3.14159/3*([.B36]*[.B36]*[.B36]-([.B36]-1/[.$B$2])^3)" office:value-type="float" office:value="0.000791207846800486" calcext:value-type="float">
            <text:p>0.00079120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6]+1/[.$B$2]" office:value-type="float" office:value="0.1328125" calcext:value-type="float">
            <text:p>0.1328125</text:p>
          </table:table-cell>
          <table:table-cell table:formula="of:=4*3.14159/3*([.B37]*[.B37]*[.B37]-([.B37]-1/[.$B$2])^3)" office:value-type="float" office:value="0.000840642732779185" calcext:value-type="float">
            <text:p>0.00084064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7]+1/[.$B$2]" office:value-type="float" office:value="0.13671875" calcext:value-type="float">
            <text:p>0.13671875</text:p>
          </table:table-cell>
          <table:table-cell table:formula="of:=4*3.14159/3*([.B38]*[.B38]*[.B38]-([.B38]-1/[.$B$2])^3)" office:value-type="float" office:value="0.000891575645605723" calcext:value-type="float">
            <text:p>0.000891575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8]+1/[.$B$2]" office:value-type="float" office:value="0.140625" calcext:value-type="float">
            <text:p>0.140625</text:p>
          </table:table-cell>
          <table:table-cell table:formula="of:=4*3.14159/3*([.B39]*[.B39]*[.B39]-([.B39]-1/[.$B$2])^3)" office:value-type="float" office:value="0.0009440065852801" calcext:value-type="float">
            <text:p>0.00094400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9]+1/[.$B$2]" office:value-type="float" office:value="0.14453125" calcext:value-type="float">
            <text:p>0.14453125</text:p>
          </table:table-cell>
          <table:table-cell table:formula="of:=4*3.14159/3*([.B40]*[.B40]*[.B40]-([.B40]-1/[.$B$2])^3)" office:value-type="float" office:value="0.000997935551802317" calcext:value-type="float">
            <text:p>0.000997935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0]+1/[.$B$2]" office:value-type="float" office:value="0.1484375" calcext:value-type="float">
            <text:p>0.1484375</text:p>
          </table:table-cell>
          <table:table-cell table:formula="of:=4*3.14159/3*([.B41]*[.B41]*[.B41]-([.B41]-1/[.$B$2])^3)" office:value-type="float" office:value="0.00105336254517237" calcext:value-type="float">
            <text:p>0.00105336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1]+1/[.$B$2]" office:value-type="float" office:value="0.15234375" calcext:value-type="float">
            <text:p>0.15234375</text:p>
          </table:table-cell>
          <table:table-cell table:formula="of:=4*3.14159/3*([.B42]*[.B42]*[.B42]-([.B42]-1/[.$B$2])^3)" office:value-type="float" office:value="0.00111028756539027" calcext:value-type="float">
            <text:p>0.00111028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2]+1/[.$B$2]" office:value-type="float" office:value="0.15625" calcext:value-type="float">
            <text:p>0.15625</text:p>
          </table:table-cell>
          <table:table-cell table:formula="of:=4*3.14159/3*([.B43]*[.B43]*[.B43]-([.B43]-1/[.$B$2])^3)" office:value-type="float" office:value="0.001168710612456" calcext:value-type="float">
            <text:p>0.00116871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3]+1/[.$B$2]" office:value-type="float" office:value="0.16015625" calcext:value-type="float">
            <text:p>0.16015625</text:p>
          </table:table-cell>
          <table:table-cell table:formula="of:=4*3.14159/3*([.B44]*[.B44]*[.B44]-([.B44]-1/[.$B$2])^3)" office:value-type="float" office:value="0.00122863168636958" calcext:value-type="float">
            <text:p>0.00122863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4]+1/[.$B$2]" office:value-type="float" office:value="0.1640625" calcext:value-type="float">
            <text:p>0.1640625</text:p>
          </table:table-cell>
          <table:table-cell table:formula="of:=4*3.14159/3*([.B45]*[.B45]*[.B45]-([.B45]-1/[.$B$2])^3)" office:value-type="float" office:value="0.00129005078713099" calcext:value-type="float">
            <text:p>0.00129005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5]+1/[.$B$2]" office:value-type="float" office:value="0.16796875" calcext:value-type="float">
            <text:p>0.16796875</text:p>
          </table:table-cell>
          <table:table-cell table:formula="of:=4*3.14159/3*([.B46]*[.B46]*[.B46]-([.B46]-1/[.$B$2])^3)" office:value-type="float" office:value="0.00135296791474024" calcext:value-type="float">
            <text:p>0.00135296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6]+1/[.$B$2]" office:value-type="float" office:value="0.171875" calcext:value-type="float">
            <text:p>0.171875</text:p>
          </table:table-cell>
          <table:table-cell table:formula="of:=4*3.14159/3*([.B47]*[.B47]*[.B47]-([.B47]-1/[.$B$2])^3)" office:value-type="float" office:value="0.00141738306919734" calcext:value-type="float">
            <text:p>0.00141738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7]+1/[.$B$2]" office:value-type="float" office:value="0.17578125" calcext:value-type="float">
            <text:p>0.17578125</text:p>
          </table:table-cell>
          <table:table-cell table:formula="of:=4*3.14159/3*([.B48]*[.B48]*[.B48]-([.B48]-1/[.$B$2])^3)" office:value-type="float" office:value="0.00148329625050227" calcext:value-type="float">
            <text:p>0.00148329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/[.$B$2]" office:value-type="float" office:value="0.1796875" calcext:value-type="float">
            <text:p>0.1796875</text:p>
          </table:table-cell>
          <table:table-cell table:formula="of:=4*3.14159/3*([.B49]*[.B49]*[.B49]-([.B49]-1/[.$B$2])^3)" office:value-type="float" office:value="0.00155070745865504" calcext:value-type="float">
            <text:p>0.00155070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/[.$B$2]" office:value-type="float" office:value="0.18359375" calcext:value-type="float">
            <text:p>0.18359375</text:p>
          </table:table-cell>
          <table:table-cell table:formula="of:=4*3.14159/3*([.B50]*[.B50]*[.B50]-([.B50]-1/[.$B$2])^3)" office:value-type="float" office:value="0.00161961669365565" calcext:value-type="float">
            <text:p>0.00161961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/[.$B$2]" office:value-type="float" office:value="0.1875" calcext:value-type="float">
            <text:p>0.1875</text:p>
          </table:table-cell>
          <table:table-cell table:formula="of:=4*3.14159/3*([.B51]*[.B51]*[.B51]-([.B51]-1/[.$B$2])^3)" office:value-type="float" office:value="0.0016900239555041" calcext:value-type="float">
            <text:p>0.0016900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1]+1/[.$B$2]" office:value-type="float" office:value="0.19140625" calcext:value-type="float">
            <text:p>0.19140625</text:p>
          </table:table-cell>
          <table:table-cell table:formula="of:=4*3.14159/3*([.B52]*[.B52]*[.B52]-([.B52]-1/[.$B$2])^3)" office:value-type="float" office:value="0.00176192924420039" calcext:value-type="float">
            <text:p>0.00176192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/[.$B$2]" office:value-type="float" office:value="0.1953125" calcext:value-type="float">
            <text:p>0.1953125</text:p>
          </table:table-cell>
          <table:table-cell table:formula="of:=4*3.14159/3*([.B53]*[.B53]*[.B53]-([.B53]-1/[.$B$2])^3)" office:value-type="float" office:value="0.00183533255974452" calcext:value-type="float">
            <text:p>0.00183533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3]+1/[.$B$2]" office:value-type="float" office:value="0.19921875" calcext:value-type="float">
            <text:p>0.19921875</text:p>
          </table:table-cell>
          <table:table-cell table:formula="of:=4*3.14159/3*([.B54]*[.B54]*[.B54]-([.B54]-1/[.$B$2])^3)" office:value-type="float" office:value="0.00191023390213648" calcext:value-type="float">
            <text:p>0.00191023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4]+1/[.$B$2]" office:value-type="float" office:value="0.203125" calcext:value-type="float">
            <text:p>0.203125</text:p>
          </table:table-cell>
          <table:table-cell table:formula="of:=4*3.14159/3*([.B55]*[.B55]*[.B55]-([.B55]-1/[.$B$2])^3)" office:value-type="float" office:value="0.00198663327137629" calcext:value-type="float">
            <text:p>0.001986633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5]+1/[.$B$2]" office:value-type="float" office:value="0.20703125" calcext:value-type="float">
            <text:p>0.20703125</text:p>
          </table:table-cell>
          <table:table-cell table:formula="of:=4*3.14159/3*([.B56]*[.B56]*[.B56]-([.B56]-1/[.$B$2])^3)" office:value-type="float" office:value="0.00206453066746394" calcext:value-type="float">
            <text:p>0.00206453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6]+1/[.$B$2]" office:value-type="float" office:value="0.2109375" calcext:value-type="float">
            <text:p>0.2109375</text:p>
          </table:table-cell>
          <table:table-cell table:formula="of:=4*3.14159/3*([.B57]*[.B57]*[.B57]-([.B57]-1/[.$B$2])^3)" office:value-type="float" office:value="0.00214392609039942" calcext:value-type="float">
            <text:p>0.00214392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7]+1/[.$B$2]" office:value-type="float" office:value="0.21484375" calcext:value-type="float">
            <text:p>0.21484375</text:p>
          </table:table-cell>
          <table:table-cell table:formula="of:=4*3.14159/3*([.B58]*[.B58]*[.B58]-([.B58]-1/[.$B$2])^3)" office:value-type="float" office:value="0.00222481954018275" calcext:value-type="float">
            <text:p>0.00222481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8]+1/[.$B$2]" office:value-type="float" office:value="0.21875" calcext:value-type="float">
            <text:p>0.21875</text:p>
          </table:table-cell>
          <table:table-cell table:formula="of:=4*3.14159/3*([.B59]*[.B59]*[.B59]-([.B59]-1/[.$B$2])^3)" office:value-type="float" office:value="0.00230721101681391" calcext:value-type="float">
            <text:p>0.0023072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9]+1/[.$B$2]" office:value-type="float" office:value="0.22265625" calcext:value-type="float">
            <text:p>0.22265625</text:p>
          </table:table-cell>
          <table:table-cell table:formula="of:=4*3.14159/3*([.B60]*[.B60]*[.B60]-([.B60]-1/[.$B$2])^3)" office:value-type="float" office:value="0.00239110052029292" calcext:value-type="float">
            <text:p>0.00239110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0]+1/[.$B$2]" office:value-type="float" office:value="0.2265625" calcext:value-type="float">
            <text:p>0.2265625</text:p>
          </table:table-cell>
          <table:table-cell table:formula="of:=4*3.14159/3*([.B61]*[.B61]*[.B61]-([.B61]-1/[.$B$2])^3)" office:value-type="float" office:value="0.00247648805061976" calcext:value-type="float">
            <text:p>0.00247648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1]+1/[.$B$2]" office:value-type="float" office:value="0.23046875" calcext:value-type="float">
            <text:p>0.23046875</text:p>
          </table:table-cell>
          <table:table-cell table:formula="of:=4*3.14159/3*([.B62]*[.B62]*[.B62]-([.B62]-1/[.$B$2])^3)" office:value-type="float" office:value="0.00256337360779444" calcext:value-type="float">
            <text:p>0.00256337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2]+1/[.$B$2]" office:value-type="float" office:value="0.234375" calcext:value-type="float">
            <text:p>0.234375</text:p>
          </table:table-cell>
          <table:table-cell table:formula="of:=4*3.14159/3*([.B63]*[.B63]*[.B63]-([.B63]-1/[.$B$2])^3)" office:value-type="float" office:value="0.00265175719181697" calcext:value-type="float">
            <text:p>0.00265175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3]+1/[.$B$2]" office:value-type="float" office:value="0.23828125" calcext:value-type="float">
            <text:p>0.23828125</text:p>
          </table:table-cell>
          <table:table-cell table:formula="of:=4*3.14159/3*([.B64]*[.B64]*[.B64]-([.B64]-1/[.$B$2])^3)" office:value-type="float" office:value="0.00274163880268733" calcext:value-type="float">
            <text:p>0.00274163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4]+1/[.$B$2]" office:value-type="float" office:value="0.2421875" calcext:value-type="float">
            <text:p>0.2421875</text:p>
          </table:table-cell>
          <table:table-cell table:formula="of:=4*3.14159/3*([.B65]*[.B65]*[.B65]-([.B65]-1/[.$B$2])^3)" office:value-type="float" office:value="0.00283301844040553" calcext:value-type="float">
            <text:p>0.00283301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5]+1/[.$B$2]" office:value-type="float" office:value="0.24609375" calcext:value-type="float">
            <text:p>0.24609375</text:p>
          </table:table-cell>
          <table:table-cell table:formula="of:=4*3.14159/3*([.B66]*[.B66]*[.B66]-([.B66]-1/[.$B$2])^3)" office:value-type="float" office:value="0.00292589610497157" calcext:value-type="float">
            <text:p>0.00292589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6]+1/[.$B$2]" office:value-type="float" office:value="0.25" calcext:value-type="float">
            <text:p>0.25</text:p>
          </table:table-cell>
          <table:table-cell table:formula="of:=4*3.14159/3*([.B67]*[.B67]*[.B67]-([.B67]-1/[.$B$2])^3)" office:value-type="float" office:value="0.00302027179638545" calcext:value-type="float">
            <text:p>0.00302027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7]+1/[.$B$2]" office:value-type="float" office:value="0.25390625" calcext:value-type="float">
            <text:p>0.25390625</text:p>
          </table:table-cell>
          <table:table-cell table:formula="of:=4*3.14159/3*([.B68]*[.B68]*[.B68]-([.B68]-1/[.$B$2])^3)" office:value-type="float" office:value="0.00311614551464717" calcext:value-type="float">
            <text:p>0.00311614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8]+1/[.$B$2]" office:value-type="float" office:value="0.2578125" calcext:value-type="float">
            <text:p>0.2578125</text:p>
          </table:table-cell>
          <table:table-cell table:formula="of:=4*3.14159/3*([.B69]*[.B69]*[.B69]-([.B69]-1/[.$B$2])^3)" office:value-type="float" office:value="0.00321351725975672" calcext:value-type="float">
            <text:p>0.003213517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9]+1/[.$B$2]" office:value-type="float" office:value="0.26171875" calcext:value-type="float">
            <text:p>0.26171875</text:p>
          </table:table-cell>
          <table:table-cell table:formula="of:=4*3.14159/3*([.B70]*[.B70]*[.B70]-([.B70]-1/[.$B$2])^3)" office:value-type="float" office:value="0.00331238703171412" calcext:value-type="float">
            <text:p>0.0033123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0]+1/[.$B$2]" office:value-type="float" office:value="0.265625" calcext:value-type="float">
            <text:p>0.265625</text:p>
          </table:table-cell>
          <table:table-cell table:formula="of:=4*3.14159/3*([.B71]*[.B71]*[.B71]-([.B71]-1/[.$B$2])^3)" office:value-type="float" office:value="0.00341275483051936" calcext:value-type="float">
            <text:p>0.00341275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1]+1/[.$B$2]" office:value-type="float" office:value="0.26953125" calcext:value-type="float">
            <text:p>0.26953125</text:p>
          </table:table-cell>
          <table:table-cell table:formula="of:=4*3.14159/3*([.B72]*[.B72]*[.B72]-([.B72]-1/[.$B$2])^3)" office:value-type="float" office:value="0.00351462065617243" calcext:value-type="float">
            <text:p>0.00351462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2]+1/[.$B$2]" office:value-type="float" office:value="0.2734375" calcext:value-type="float">
            <text:p>0.2734375</text:p>
          </table:table-cell>
          <table:table-cell table:formula="of:=4*3.14159/3*([.B73]*[.B73]*[.B73]-([.B73]-1/[.$B$2])^3)" office:value-type="float" office:value="0.00361798450867335" calcext:value-type="float">
            <text:p>0.00361798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3]+1/[.$B$2]" office:value-type="float" office:value="0.27734375" calcext:value-type="float">
            <text:p>0.27734375</text:p>
          </table:table-cell>
          <table:table-cell table:formula="of:=4*3.14159/3*([.B74]*[.B74]*[.B74]-([.B74]-1/[.$B$2])^3)" office:value-type="float" office:value="0.0037228463880221" calcext:value-type="float">
            <text:p>0.00372284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4]+1/[.$B$2]" office:value-type="float" office:value="0.28125" calcext:value-type="float">
            <text:p>0.28125</text:p>
          </table:table-cell>
          <table:table-cell table:formula="of:=4*3.14159/3*([.B75]*[.B75]*[.B75]-([.B75]-1/[.$B$2])^3)" office:value-type="float" office:value="0.0038292062942187" calcext:value-type="float">
            <text:p>0.00382920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5]+1/[.$B$2]" office:value-type="float" office:value="0.28515625" calcext:value-type="float">
            <text:p>0.28515625</text:p>
          </table:table-cell>
          <table:table-cell table:formula="of:=4*3.14159/3*([.B76]*[.B76]*[.B76]-([.B76]-1/[.$B$2])^3)" office:value-type="float" office:value="0.00393706422726313" calcext:value-type="float">
            <text:p>0.00393706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6]+1/[.$B$2]" office:value-type="float" office:value="0.2890625" calcext:value-type="float">
            <text:p>0.2890625</text:p>
          </table:table-cell>
          <table:table-cell table:formula="of:=4*3.14159/3*([.B77]*[.B77]*[.B77]-([.B77]-1/[.$B$2])^3)" office:value-type="float" office:value="0.00404642018715541" calcext:value-type="float">
            <text:p>0.00404642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7]+1/[.$B$2]" office:value-type="float" office:value="0.29296875" calcext:value-type="float">
            <text:p>0.29296875</text:p>
          </table:table-cell>
          <table:table-cell table:formula="of:=4*3.14159/3*([.B78]*[.B78]*[.B78]-([.B78]-1/[.$B$2])^3)" office:value-type="float" office:value="0.00415727417389552" calcext:value-type="float">
            <text:p>0.00415727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8]+1/[.$B$2]" office:value-type="float" office:value="0.296875" calcext:value-type="float">
            <text:p>0.296875</text:p>
          </table:table-cell>
          <table:table-cell table:formula="of:=4*3.14159/3*([.B79]*[.B79]*[.B79]-([.B79]-1/[.$B$2])^3)" office:value-type="float" office:value="0.00426962618748347" calcext:value-type="float">
            <text:p>0.00426962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9]+1/[.$B$2]" office:value-type="float" office:value="0.30078125" calcext:value-type="float">
            <text:p>0.30078125</text:p>
          </table:table-cell>
          <table:table-cell table:formula="of:=4*3.14159/3*([.B80]*[.B80]*[.B80]-([.B80]-1/[.$B$2])^3)" office:value-type="float" office:value="0.00438347622791926" calcext:value-type="float">
            <text:p>0.00438347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0]+1/[.$B$2]" office:value-type="float" office:value="0.3046875" calcext:value-type="float">
            <text:p>0.3046875</text:p>
          </table:table-cell>
          <table:table-cell table:formula="of:=4*3.14159/3*([.B81]*[.B81]*[.B81]-([.B81]-1/[.$B$2])^3)" office:value-type="float" office:value="0.00449882429520289" calcext:value-type="float">
            <text:p>0.00449882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1]+1/[.$B$2]" office:value-type="float" office:value="0.30859375" calcext:value-type="float">
            <text:p>0.30859375</text:p>
          </table:table-cell>
          <table:table-cell table:formula="of:=4*3.14159/3*([.B82]*[.B82]*[.B82]-([.B82]-1/[.$B$2])^3)" office:value-type="float" office:value="0.00461567038933436" calcext:value-type="float">
            <text:p>0.00461567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2]+1/[.$B$2]" office:value-type="float" office:value="0.3125" calcext:value-type="float">
            <text:p>0.3125</text:p>
          </table:table-cell>
          <table:table-cell table:formula="of:=4*3.14159/3*([.B83]*[.B83]*[.B83]-([.B83]-1/[.$B$2])^3)" office:value-type="float" office:value="0.00473401451031367" calcext:value-type="float">
            <text:p>0.00473401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3]+1/[.$B$2]" office:value-type="float" office:value="0.31640625" calcext:value-type="float">
            <text:p>0.31640625</text:p>
          </table:table-cell>
          <table:table-cell table:formula="of:=4*3.14159/3*([.B84]*[.B84]*[.B84]-([.B84]-1/[.$B$2])^3)" office:value-type="float" office:value="0.00485385665814082" calcext:value-type="float">
            <text:p>0.00485385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4]+1/[.$B$2]" office:value-type="float" office:value="0.3203125" calcext:value-type="float">
            <text:p>0.3203125</text:p>
          </table:table-cell>
          <table:table-cell table:formula="of:=4*3.14159/3*([.B85]*[.B85]*[.B85]-([.B85]-1/[.$B$2])^3)" office:value-type="float" office:value="0.00497519683281581" calcext:value-type="float">
            <text:p>0.00497519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5]+1/[.$B$2]" office:value-type="float" office:value="0.32421875" calcext:value-type="float">
            <text:p>0.32421875</text:p>
          </table:table-cell>
          <table:table-cell table:formula="of:=4*3.14159/3*([.B86]*[.B86]*[.B86]-([.B86]-1/[.$B$2])^3)" office:value-type="float" office:value="0.00509803503433863" calcext:value-type="float">
            <text:p>0.00509803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6]+1/[.$B$2]" office:value-type="float" office:value="0.328125" calcext:value-type="float">
            <text:p>0.328125</text:p>
          </table:table-cell>
          <table:table-cell table:formula="of:=4*3.14159/3*([.B87]*[.B87]*[.B87]-([.B87]-1/[.$B$2])^3)" office:value-type="float" office:value="0.0052223712627093" calcext:value-type="float">
            <text:p>0.00522237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7]+1/[.$B$2]" office:value-type="float" office:value="0.33203125" calcext:value-type="float">
            <text:p>0.33203125</text:p>
          </table:table-cell>
          <table:table-cell table:formula="of:=4*3.14159/3*([.B88]*[.B88]*[.B88]-([.B88]-1/[.$B$2])^3)" office:value-type="float" office:value="0.00534820551792781" calcext:value-type="float">
            <text:p>0.00534820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8]+1/[.$B$2]" office:value-type="float" office:value="0.3359375" calcext:value-type="float">
            <text:p>0.3359375</text:p>
          </table:table-cell>
          <table:table-cell table:formula="of:=4*3.14159/3*([.B89]*[.B89]*[.B89]-([.B89]-1/[.$B$2])^3)" office:value-type="float" office:value="0.00547553779999415" calcext:value-type="float">
            <text:p>0.00547553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9]+1/[.$B$2]" office:value-type="float" office:value="0.33984375" calcext:value-type="float">
            <text:p>0.33984375</text:p>
          </table:table-cell>
          <table:table-cell table:formula="of:=4*3.14159/3*([.B90]*[.B90]*[.B90]-([.B90]-1/[.$B$2])^3)" office:value-type="float" office:value="0.00560436810890834" calcext:value-type="float">
            <text:p>0.00560436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0]+1/[.$B$2]" office:value-type="float" office:value="0.34375" calcext:value-type="float">
            <text:p>0.34375</text:p>
          </table:table-cell>
          <table:table-cell table:formula="of:=4*3.14159/3*([.B91]*[.B91]*[.B91]-([.B91]-1/[.$B$2])^3)" office:value-type="float" office:value="0.00573469644467036" calcext:value-type="float">
            <text:p>0.00573469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1]+1/[.$B$2]" office:value-type="float" office:value="0.34765625" calcext:value-type="float">
            <text:p>0.34765625</text:p>
          </table:table-cell>
          <table:table-cell table:formula="of:=4*3.14159/3*([.B92]*[.B92]*[.B92]-([.B92]-1/[.$B$2])^3)" office:value-type="float" office:value="0.00586652280728022" calcext:value-type="float">
            <text:p>0.00586652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2]+1/[.$B$2]" office:value-type="float" office:value="0.3515625" calcext:value-type="float">
            <text:p>0.3515625</text:p>
          </table:table-cell>
          <table:table-cell table:formula="of:=4*3.14159/3*([.B93]*[.B93]*[.B93]-([.B93]-1/[.$B$2])^3)" office:value-type="float" office:value="0.00599984719673792" calcext:value-type="float">
            <text:p>0.00599984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3]+1/[.$B$2]" office:value-type="float" office:value="0.35546875" calcext:value-type="float">
            <text:p>0.35546875</text:p>
          </table:table-cell>
          <table:table-cell table:formula="of:=4*3.14159/3*([.B94]*[.B94]*[.B94]-([.B94]-1/[.$B$2])^3)" office:value-type="float" office:value="0.00613466961304347" calcext:value-type="float">
            <text:p>0.00613466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4]+1/[.$B$2]" office:value-type="float" office:value="0.359375" calcext:value-type="float">
            <text:p>0.359375</text:p>
          </table:table-cell>
          <table:table-cell table:formula="of:=4*3.14159/3*([.B95]*[.B95]*[.B95]-([.B95]-1/[.$B$2])^3)" office:value-type="float" office:value="0.00627099005619685" calcext:value-type="float">
            <text:p>0.00627099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5]+1/[.$B$2]" office:value-type="float" office:value="0.36328125" calcext:value-type="float">
            <text:p>0.36328125</text:p>
          </table:table-cell>
          <table:table-cell table:formula="of:=4*3.14159/3*([.B96]*[.B96]*[.B96]-([.B96]-1/[.$B$2])^3)" office:value-type="float" office:value="0.00640880852619807" calcext:value-type="float">
            <text:p>0.00640880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6]+1/[.$B$2]" office:value-type="float" office:value="0.3671875" calcext:value-type="float">
            <text:p>0.3671875</text:p>
          </table:table-cell>
          <table:table-cell table:formula="of:=4*3.14159/3*([.B97]*[.B97]*[.B97]-([.B97]-1/[.$B$2])^3)" office:value-type="float" office:value="0.00654812502304713" calcext:value-type="float">
            <text:p>0.0065481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7]+1/[.$B$2]" office:value-type="float" office:value="0.37109375" calcext:value-type="float">
            <text:p>0.37109375</text:p>
          </table:table-cell>
          <table:table-cell table:formula="of:=4*3.14159/3*([.B98]*[.B98]*[.B98]-([.B98]-1/[.$B$2])^3)" office:value-type="float" office:value="0.00668893954674403" calcext:value-type="float">
            <text:p>0.00668893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8]+1/[.$B$2]" office:value-type="float" office:value="0.375" calcext:value-type="float">
            <text:p>0.375</text:p>
          </table:table-cell>
          <table:table-cell table:formula="of:=4*3.14159/3*([.B99]*[.B99]*[.B99]-([.B99]-1/[.$B$2])^3)" office:value-type="float" office:value="0.00683125209728877" calcext:value-type="float">
            <text:p>0.006831252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9]+1/[.$B$2]" office:value-type="float" office:value="0.37890625" calcext:value-type="float">
            <text:p>0.37890625</text:p>
          </table:table-cell>
          <table:table-cell table:formula="of:=4*3.14159/3*([.B100]*[.B100]*[.B100]-([.B100]-1/[.$B$2])^3)" office:value-type="float" office:value="0.00697506267468135" calcext:value-type="float">
            <text:p>0.00697506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0]+1/[.$B$2]" office:value-type="float" office:value="0.3828125" calcext:value-type="float">
            <text:p>0.3828125</text:p>
          </table:table-cell>
          <table:table-cell table:formula="of:=4*3.14159/3*([.B101]*[.B101]*[.B101]-([.B101]-1/[.$B$2])^3)" office:value-type="float" office:value="0.00712037127892176" calcext:value-type="float">
            <text:p>0.00712037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1]+1/[.$B$2]" office:value-type="float" office:value="0.38671875" calcext:value-type="float">
            <text:p>0.38671875</text:p>
          </table:table-cell>
          <table:table-cell table:formula="of:=4*3.14159/3*([.B102]*[.B102]*[.B102]-([.B102]-1/[.$B$2])^3)" office:value-type="float" office:value="0.00726717791001002" calcext:value-type="float">
            <text:p>0.00726717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2]+1/[.$B$2]" office:value-type="float" office:value="0.390625" calcext:value-type="float">
            <text:p>0.390625</text:p>
          </table:table-cell>
          <table:table-cell table:formula="of:=4*3.14159/3*([.B103]*[.B103]*[.B103]-([.B103]-1/[.$B$2])^3)" office:value-type="float" office:value="0.00741548256794612" calcext:value-type="float">
            <text:p>0.00741548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3]+1/[.$B$2]" office:value-type="float" office:value="0.39453125" calcext:value-type="float">
            <text:p>0.39453125</text:p>
          </table:table-cell>
          <table:table-cell table:formula="of:=4*3.14159/3*([.B104]*[.B104]*[.B104]-([.B104]-1/[.$B$2])^3)" office:value-type="float" office:value="0.00756528525273005" calcext:value-type="float">
            <text:p>0.00756528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4]+1/[.$B$2]" office:value-type="float" office:value="0.3984375" calcext:value-type="float">
            <text:p>0.3984375</text:p>
          </table:table-cell>
          <table:table-cell table:formula="of:=4*3.14159/3*([.B105]*[.B105]*[.B105]-([.B105]-1/[.$B$2])^3)" office:value-type="float" office:value="0.00771658596436183" calcext:value-type="float">
            <text:p>0.0077165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5]+1/[.$B$2]" office:value-type="float" office:value="0.40234375" calcext:value-type="float">
            <text:p>0.40234375</text:p>
          </table:table-cell>
          <table:table-cell table:formula="of:=4*3.14159/3*([.B106]*[.B106]*[.B106]-([.B106]-1/[.$B$2])^3)" office:value-type="float" office:value="0.00786938470284144" calcext:value-type="float">
            <text:p>0.00786938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6]+1/[.$B$2]" office:value-type="float" office:value="0.40625" calcext:value-type="float">
            <text:p>0.40625</text:p>
          </table:table-cell>
          <table:table-cell table:formula="of:=4*3.14159/3*([.B107]*[.B107]*[.B107]-([.B107]-1/[.$B$2])^3)" office:value-type="float" office:value="0.00802368146816889" calcext:value-type="float">
            <text:p>0.00802368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7]+1/[.$B$2]" office:value-type="float" office:value="0.41015625" calcext:value-type="float">
            <text:p>0.41015625</text:p>
          </table:table-cell>
          <table:table-cell table:formula="of:=4*3.14159/3*([.B108]*[.B108]*[.B108]-([.B108]-1/[.$B$2])^3)" office:value-type="float" office:value="0.00817947626034419" calcext:value-type="float">
            <text:p>0.00817947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8]+1/[.$B$2]" office:value-type="float" office:value="0.4140625" calcext:value-type="float">
            <text:p>0.4140625</text:p>
          </table:table-cell>
          <table:table-cell table:formula="of:=4*3.14159/3*([.B109]*[.B109]*[.B109]-([.B109]-1/[.$B$2])^3)" office:value-type="float" office:value="0.00833676907936732" calcext:value-type="float">
            <text:p>0.00833676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9]+1/[.$B$2]" office:value-type="float" office:value="0.41796875" calcext:value-type="float">
            <text:p>0.41796875</text:p>
          </table:table-cell>
          <table:table-cell table:formula="of:=4*3.14159/3*([.B110]*[.B110]*[.B110]-([.B110]-1/[.$B$2])^3)" office:value-type="float" office:value="0.00849555992523829" calcext:value-type="float">
            <text:p>0.00849555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0]+1/[.$B$2]" office:value-type="float" office:value="0.421875" calcext:value-type="float">
            <text:p>0.421875</text:p>
          </table:table-cell>
          <table:table-cell table:formula="of:=4*3.14159/3*([.B111]*[.B111]*[.B111]-([.B111]-1/[.$B$2])^3)" office:value-type="float" office:value="0.0086558487979571" calcext:value-type="float">
            <text:p>0.00865584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1]+1/[.$B$2]" office:value-type="float" office:value="0.42578125" calcext:value-type="float">
            <text:p>0.42578125</text:p>
          </table:table-cell>
          <table:table-cell table:formula="of:=4*3.14159/3*([.B112]*[.B112]*[.B112]-([.B112]-1/[.$B$2])^3)" office:value-type="float" office:value="0.00881763569752375" calcext:value-type="float">
            <text:p>0.00881763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2]+1/[.$B$2]" office:value-type="float" office:value="0.4296875" calcext:value-type="float">
            <text:p>0.4296875</text:p>
          </table:table-cell>
          <table:table-cell table:formula="of:=4*3.14159/3*([.B113]*[.B113]*[.B113]-([.B113]-1/[.$B$2])^3)" office:value-type="float" office:value="0.00898092062393824" calcext:value-type="float">
            <text:p>0.00898092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3]+1/[.$B$2]" office:value-type="float" office:value="0.43359375" calcext:value-type="float">
            <text:p>0.43359375</text:p>
          </table:table-cell>
          <table:table-cell table:formula="of:=4*3.14159/3*([.B114]*[.B114]*[.B114]-([.B114]-1/[.$B$2])^3)" office:value-type="float" office:value="0.00914570357720057" calcext:value-type="float">
            <text:p>0.00914570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4]+1/[.$B$2]" office:value-type="float" office:value="0.4375" calcext:value-type="float">
            <text:p>0.4375</text:p>
          </table:table-cell>
          <table:table-cell table:formula="of:=4*3.14159/3*([.B115]*[.B115]*[.B115]-([.B115]-1/[.$B$2])^3)" office:value-type="float" office:value="0.00931198455731074" calcext:value-type="float">
            <text:p>0.00931198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5]+1/[.$B$2]" office:value-type="float" office:value="0.44140625" calcext:value-type="float">
            <text:p>0.44140625</text:p>
          </table:table-cell>
          <table:table-cell table:formula="of:=4*3.14159/3*([.B116]*[.B116]*[.B116]-([.B116]-1/[.$B$2])^3)" office:value-type="float" office:value="0.00947976356426875" calcext:value-type="float">
            <text:p>0.00947976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6]+1/[.$B$2]" office:value-type="float" office:value="0.4453125" calcext:value-type="float">
            <text:p>0.4453125</text:p>
          </table:table-cell>
          <table:table-cell table:formula="of:=4*3.14159/3*([.B117]*[.B117]*[.B117]-([.B117]-1/[.$B$2])^3)" office:value-type="float" office:value="0.00964904059807459" calcext:value-type="float">
            <text:p>0.00964904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7]+1/[.$B$2]" office:value-type="float" office:value="0.44921875" calcext:value-type="float">
            <text:p>0.44921875</text:p>
          </table:table-cell>
          <table:table-cell table:formula="of:=4*3.14159/3*([.B118]*[.B118]*[.B118]-([.B118]-1/[.$B$2])^3)" office:value-type="float" office:value="0.00981981565872828" calcext:value-type="float">
            <text:p>0.00981981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8]+1/[.$B$2]" office:value-type="float" office:value="0.453125" calcext:value-type="float">
            <text:p>0.453125</text:p>
          </table:table-cell>
          <table:table-cell table:formula="of:=4*3.14159/3*([.B119]*[.B119]*[.B119]-([.B119]-1/[.$B$2])^3)" office:value-type="float" office:value="0.00999208874622981" calcext:value-type="float">
            <text:p>0.00999208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9]+1/[.$B$2]" office:value-type="float" office:value="0.45703125" calcext:value-type="float">
            <text:p>0.45703125</text:p>
          </table:table-cell>
          <table:table-cell table:formula="of:=4*3.14159/3*([.B120]*[.B120]*[.B120]-([.B120]-1/[.$B$2])^3)" office:value-type="float" office:value="0.0101658598605792" calcext:value-type="float">
            <text:p>0.01016585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0]+1/[.$B$2]" office:value-type="float" office:value="0.4609375" calcext:value-type="float">
            <text:p>0.4609375</text:p>
          </table:table-cell>
          <table:table-cell table:formula="of:=4*3.14159/3*([.B121]*[.B121]*[.B121]-([.B121]-1/[.$B$2])^3)" office:value-type="float" office:value="0.0103411290017764" calcext:value-type="float">
            <text:p>0.0103411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1]+1/[.$B$2]" office:value-type="float" office:value="0.46484375" calcext:value-type="float">
            <text:p>0.46484375</text:p>
          </table:table-cell>
          <table:table-cell table:formula="of:=4*3.14159/3*([.B122]*[.B122]*[.B122]-([.B122]-1/[.$B$2])^3)" office:value-type="float" office:value="0.0105178961698214" calcext:value-type="float">
            <text:p>0.01051789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2]+1/[.$B$2]" office:value-type="float" office:value="0.46875" calcext:value-type="float">
            <text:p>0.46875</text:p>
          </table:table-cell>
          <table:table-cell table:formula="of:=4*3.14159/3*([.B123]*[.B123]*[.B123]-([.B123]-1/[.$B$2])^3)" office:value-type="float" office:value="0.0106961613647143" calcext:value-type="float">
            <text:p>0.01069616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3]+1/[.$B$2]" office:value-type="float" office:value="0.47265625" calcext:value-type="float">
            <text:p>0.47265625</text:p>
          </table:table-cell>
          <table:table-cell table:formula="of:=4*3.14159/3*([.B124]*[.B124]*[.B124]-([.B124]-1/[.$B$2])^3)" office:value-type="float" office:value="0.010875924586455" calcext:value-type="float">
            <text:p>0.01087592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4]+1/[.$B$2]" office:value-type="float" office:value="0.4765625" calcext:value-type="float">
            <text:p>0.4765625</text:p>
          </table:table-cell>
          <table:table-cell table:formula="of:=4*3.14159/3*([.B125]*[.B125]*[.B125]-([.B125]-1/[.$B$2])^3)" office:value-type="float" office:value="0.0110571858350436" calcext:value-type="float">
            <text:p>0.01105718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5]+1/[.$B$2]" office:value-type="float" office:value="0.48046875" calcext:value-type="float">
            <text:p>0.48046875</text:p>
          </table:table-cell>
          <table:table-cell table:formula="of:=4*3.14159/3*([.B126]*[.B126]*[.B126]-([.B126]-1/[.$B$2])^3)" office:value-type="float" office:value="0.01123994511048" calcext:value-type="float">
            <text:p>0.01123994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6]+1/[.$B$2]" office:value-type="float" office:value="0.484375" calcext:value-type="float">
            <text:p>0.484375</text:p>
          </table:table-cell>
          <table:table-cell table:formula="of:=4*3.14159/3*([.B127]*[.B127]*[.B127]-([.B127]-1/[.$B$2])^3)" office:value-type="float" office:value="0.0114242024127642" calcext:value-type="float">
            <text:p>0.01142420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7]+1/[.$B$2]" office:value-type="float" office:value="0.48828125" calcext:value-type="float">
            <text:p>0.48828125</text:p>
          </table:table-cell>
          <table:table-cell table:formula="of:=4*3.14159/3*([.B128]*[.B128]*[.B128]-([.B128]-1/[.$B$2])^3)" office:value-type="float" office:value="0.0116099577418963" calcext:value-type="float">
            <text:p>0.01160995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8]+1/[.$B$2]" office:value-type="float" office:value="0.4921875" calcext:value-type="float">
            <text:p>0.4921875</text:p>
          </table:table-cell>
          <table:table-cell table:formula="of:=4*3.14159/3*([.B129]*[.B129]*[.B129]-([.B129]-1/[.$B$2])^3)" office:value-type="float" office:value="0.0117972110978762" calcext:value-type="float">
            <text:p>0.01179721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9]+1/[.$B$2]" office:value-type="float" office:value="0.49609375" calcext:value-type="float">
            <text:p>0.49609375</text:p>
          </table:table-cell>
          <table:table-cell table:formula="of:=4*3.14159/3*([.B130]*[.B130]*[.B130]-([.B130]-1/[.$B$2])^3)" office:value-type="float" office:value="0.011985962480704" calcext:value-type="float">
            <text:p>0.01198596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0]+1/[.$B$2]" office:value-type="float" office:value="0.5" calcext:value-type="float">
            <text:p>0.5</text:p>
          </table:table-cell>
          <table:table-cell table:formula="of:=4*3.14159/3*([.B131]*[.B131]*[.B131]-([.B131]-1/[.$B$2])^3)" office:value-type="float" office:value="0.0121762118903796" calcext:value-type="float">
            <text:p>0.01217621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1]+1/[.$B$2]" office:value-type="float" office:value="0.50390625" calcext:value-type="float">
            <text:p>0.50390625</text:p>
          </table:table-cell>
          <table:table-cell table:formula="of:=4*3.14159/3*([.B132]*[.B132]*[.B132]-([.B132]-1/[.$B$2])^3)" office:value-type="float" office:value="0.012367959326903" calcext:value-type="float">
            <text:p>0.01236795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2]+1/[.$B$2]" office:value-type="float" office:value="0.5078125" calcext:value-type="float">
            <text:p>0.5078125</text:p>
          </table:table-cell>
          <table:table-cell table:formula="of:=4*3.14159/3*([.B133]*[.B133]*[.B133]-([.B133]-1/[.$B$2])^3)" office:value-type="float" office:value="0.0125612047902743" calcext:value-type="float">
            <text:p>0.01256120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3]+1/[.$B$2]" office:value-type="float" office:value="0.51171875" calcext:value-type="float">
            <text:p>0.51171875</text:p>
          </table:table-cell>
          <table:table-cell table:formula="of:=4*3.14159/3*([.B134]*[.B134]*[.B134]-([.B134]-1/[.$B$2])^3)" office:value-type="float" office:value="0.0127559482804934" calcext:value-type="float">
            <text:p>0.01275594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4]+1/[.$B$2]" office:value-type="float" office:value="0.515625" calcext:value-type="float">
            <text:p>0.515625</text:p>
          </table:table-cell>
          <table:table-cell table:formula="of:=4*3.14159/3*([.B135]*[.B135]*[.B135]-([.B135]-1/[.$B$2])^3)" office:value-type="float" office:value="0.0129521897975604" calcext:value-type="float">
            <text:p>0.01295218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5]+1/[.$B$2]" office:value-type="float" office:value="0.51953125" calcext:value-type="float">
            <text:p>0.51953125</text:p>
          </table:table-cell>
          <table:table-cell table:formula="of:=4*3.14159/3*([.B136]*[.B136]*[.B136]-([.B136]-1/[.$B$2])^3)" office:value-type="float" office:value="0.0131499293414752" calcext:value-type="float">
            <text:p>0.01314992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6]+1/[.$B$2]" office:value-type="float" office:value="0.5234375" calcext:value-type="float">
            <text:p>0.5234375</text:p>
          </table:table-cell>
          <table:table-cell table:formula="of:=4*3.14159/3*([.B137]*[.B137]*[.B137]-([.B137]-1/[.$B$2])^3)" office:value-type="float" office:value="0.0133491669122378" calcext:value-type="float">
            <text:p>0.01334916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7]+1/[.$B$2]" office:value-type="float" office:value="0.52734375" calcext:value-type="float">
            <text:p>0.52734375</text:p>
          </table:table-cell>
          <table:table-cell table:formula="of:=4*3.14159/3*([.B138]*[.B138]*[.B138]-([.B138]-1/[.$B$2])^3)" office:value-type="float" office:value="0.0135499025098483" calcext:value-type="float">
            <text:p>0.01354990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8]+1/[.$B$2]" office:value-type="float" office:value="0.53125" calcext:value-type="float">
            <text:p>0.53125</text:p>
          </table:table-cell>
          <table:table-cell table:formula="of:=4*3.14159/3*([.B139]*[.B139]*[.B139]-([.B139]-1/[.$B$2])^3)" office:value-type="float" office:value="0.0137521361343066" calcext:value-type="float">
            <text:p>0.01375213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9]+1/[.$B$2]" office:value-type="float" office:value="0.53515625" calcext:value-type="float">
            <text:p>0.53515625</text:p>
          </table:table-cell>
          <table:table-cell table:formula="of:=4*3.14159/3*([.B140]*[.B140]*[.B140]-([.B140]-1/[.$B$2])^3)" office:value-type="float" office:value="0.0139558677856127" calcext:value-type="float">
            <text:p>0.01395586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0]+1/[.$B$2]" office:value-type="float" office:value="0.5390625" calcext:value-type="float">
            <text:p>0.5390625</text:p>
          </table:table-cell>
          <table:table-cell table:formula="of:=4*3.14159/3*([.B141]*[.B141]*[.B141]-([.B141]-1/[.$B$2])^3)" office:value-type="float" office:value="0.0141610974637667" calcext:value-type="float">
            <text:p>0.01416109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1]+1/[.$B$2]" office:value-type="float" office:value="0.54296875" calcext:value-type="float">
            <text:p>0.54296875</text:p>
          </table:table-cell>
          <table:table-cell table:formula="of:=4*3.14159/3*([.B142]*[.B142]*[.B142]-([.B142]-1/[.$B$2])^3)" office:value-type="float" office:value="0.0143678251687686" calcext:value-type="float">
            <text:p>0.01436782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2]+1/[.$B$2]" office:value-type="float" office:value="0.546875" calcext:value-type="float">
            <text:p>0.546875</text:p>
          </table:table-cell>
          <table:table-cell table:formula="of:=4*3.14159/3*([.B143]*[.B143]*[.B143]-([.B143]-1/[.$B$2])^3)" office:value-type="float" office:value="0.0145760509006182" calcext:value-type="float">
            <text:p>0.01457605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3]+1/[.$B$2]" office:value-type="float" office:value="0.55078125" calcext:value-type="float">
            <text:p>0.55078125</text:p>
          </table:table-cell>
          <table:table-cell table:formula="of:=4*3.14159/3*([.B144]*[.B144]*[.B144]-([.B144]-1/[.$B$2])^3)" office:value-type="float" office:value="0.0147857746593157" calcext:value-type="float">
            <text:p>0.01478577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4]+1/[.$B$2]" office:value-type="float" office:value="0.5546875" calcext:value-type="float">
            <text:p>0.5546875</text:p>
          </table:table-cell>
          <table:table-cell table:formula="of:=4*3.14159/3*([.B145]*[.B145]*[.B145]-([.B145]-1/[.$B$2])^3)" office:value-type="float" office:value="0.0149969964448611" calcext:value-type="float">
            <text:p>0.01499699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5]+1/[.$B$2]" office:value-type="float" office:value="0.55859375" calcext:value-type="float">
            <text:p>0.55859375</text:p>
          </table:table-cell>
          <table:table-cell table:formula="of:=4*3.14159/3*([.B146]*[.B146]*[.B146]-([.B146]-1/[.$B$2])^3)" office:value-type="float" office:value="0.0152097162572543" calcext:value-type="float">
            <text:p>0.01520971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6]+1/[.$B$2]" office:value-type="float" office:value="0.5625" calcext:value-type="float">
            <text:p>0.5625</text:p>
          </table:table-cell>
          <table:table-cell table:formula="of:=4*3.14159/3*([.B147]*[.B147]*[.B147]-([.B147]-1/[.$B$2])^3)" office:value-type="float" office:value="0.0154239340964953" calcext:value-type="float">
            <text:p>0.01542393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7]+1/[.$B$2]" office:value-type="float" office:value="0.56640625" calcext:value-type="float">
            <text:p>0.56640625</text:p>
          </table:table-cell>
          <table:table-cell table:formula="of:=4*3.14159/3*([.B148]*[.B148]*[.B148]-([.B148]-1/[.$B$2])^3)" office:value-type="float" office:value="0.0156396499625842" calcext:value-type="float">
            <text:p>0.0156396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8]+1/[.$B$2]" office:value-type="float" office:value="0.5703125" calcext:value-type="float">
            <text:p>0.5703125</text:p>
          </table:table-cell>
          <table:table-cell table:formula="of:=4*3.14159/3*([.B149]*[.B149]*[.B149]-([.B149]-1/[.$B$2])^3)" office:value-type="float" office:value="0.0158568638555209" calcext:value-type="float">
            <text:p>0.01585686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9]+1/[.$B$2]" office:value-type="float" office:value="0.57421875" calcext:value-type="float">
            <text:p>0.57421875</text:p>
          </table:table-cell>
          <table:table-cell table:formula="of:=4*3.14159/3*([.B150]*[.B150]*[.B150]-([.B150]-1/[.$B$2])^3)" office:value-type="float" office:value="0.0160755757753054" calcext:value-type="float">
            <text:p>0.01607557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0]+1/[.$B$2]" office:value-type="float" office:value="0.578125" calcext:value-type="float">
            <text:p>0.578125</text:p>
          </table:table-cell>
          <table:table-cell table:formula="of:=4*3.14159/3*([.B151]*[.B151]*[.B151]-([.B151]-1/[.$B$2])^3)" office:value-type="float" office:value="0.0162957857219378" calcext:value-type="float">
            <text:p>0.01629578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1]+1/[.$B$2]" office:value-type="float" office:value="0.58203125" calcext:value-type="float">
            <text:p>0.58203125</text:p>
          </table:table-cell>
          <table:table-cell table:formula="of:=4*3.14159/3*([.B152]*[.B152]*[.B152]-([.B152]-1/[.$B$2])^3)" office:value-type="float" office:value="0.016517493695418" calcext:value-type="float">
            <text:p>0.01651749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2]+1/[.$B$2]" office:value-type="float" office:value="0.5859375" calcext:value-type="float">
            <text:p>0.5859375</text:p>
          </table:table-cell>
          <table:table-cell table:formula="of:=4*3.14159/3*([.B153]*[.B153]*[.B153]-([.B153]-1/[.$B$2])^3)" office:value-type="float" office:value="0.0167406996957461" calcext:value-type="float">
            <text:p>0.01674069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3]+1/[.$B$2]" office:value-type="float" office:value="0.58984375" calcext:value-type="float">
            <text:p>0.58984375</text:p>
          </table:table-cell>
          <table:table-cell table:formula="of:=4*3.14159/3*([.B154]*[.B154]*[.B154]-([.B154]-1/[.$B$2])^3)" office:value-type="float" office:value="0.016965403722922" calcext:value-type="float">
            <text:p>0.01696540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4]+1/[.$B$2]" office:value-type="float" office:value="0.59375" calcext:value-type="float">
            <text:p>0.59375</text:p>
          </table:table-cell>
          <table:table-cell table:formula="of:=4*3.14159/3*([.B155]*[.B155]*[.B155]-([.B155]-1/[.$B$2])^3)" office:value-type="float" office:value="0.0171916057769457" calcext:value-type="float">
            <text:p>0.01719160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5]+1/[.$B$2]" office:value-type="float" office:value="0.59765625" calcext:value-type="float">
            <text:p>0.59765625</text:p>
          </table:table-cell>
          <table:table-cell table:formula="of:=4*3.14159/3*([.B156]*[.B156]*[.B156]-([.B156]-1/[.$B$2])^3)" office:value-type="float" office:value="0.0174193058578173" calcext:value-type="float">
            <text:p>0.01741930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6]+1/[.$B$2]" office:value-type="float" office:value="0.6015625" calcext:value-type="float">
            <text:p>0.6015625</text:p>
          </table:table-cell>
          <table:table-cell table:formula="of:=4*3.14159/3*([.B157]*[.B157]*[.B157]-([.B157]-1/[.$B$2])^3)" office:value-type="float" office:value="0.0176485039655368" calcext:value-type="float">
            <text:p>0.0176485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7]+1/[.$B$2]" office:value-type="float" office:value="0.60546875" calcext:value-type="float">
            <text:p>0.60546875</text:p>
          </table:table-cell>
          <table:table-cell table:formula="of:=4*3.14159/3*([.B158]*[.B158]*[.B158]-([.B158]-1/[.$B$2])^3)" office:value-type="float" office:value="0.017879200100104" calcext:value-type="float">
            <text:p>0.01787920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8]+1/[.$B$2]" office:value-type="float" office:value="0.609375" calcext:value-type="float">
            <text:p>0.609375</text:p>
          </table:table-cell>
          <table:table-cell table:formula="of:=4*3.14159/3*([.B159]*[.B159]*[.B159]-([.B159]-1/[.$B$2])^3)" office:value-type="float" office:value="0.0181113942615191" calcext:value-type="float">
            <text:p>0.01811139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9]+1/[.$B$2]" office:value-type="float" office:value="0.61328125" calcext:value-type="float">
            <text:p>0.61328125</text:p>
          </table:table-cell>
          <table:table-cell table:formula="of:=4*3.14159/3*([.B160]*[.B160]*[.B160]-([.B160]-1/[.$B$2])^3)" office:value-type="float" office:value="0.0183450864497821" calcext:value-type="float">
            <text:p>0.01834508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0]+1/[.$B$2]" office:value-type="float" office:value="0.6171875" calcext:value-type="float">
            <text:p>0.6171875</text:p>
          </table:table-cell>
          <table:table-cell table:formula="of:=4*3.14159/3*([.B161]*[.B161]*[.B161]-([.B161]-1/[.$B$2])^3)" office:value-type="float" office:value="0.0185802766648928" calcext:value-type="float">
            <text:p>0.01858027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1]+1/[.$B$2]" office:value-type="float" office:value="0.62109375" calcext:value-type="float">
            <text:p>0.62109375</text:p>
          </table:table-cell>
          <table:table-cell table:formula="of:=4*3.14159/3*([.B162]*[.B162]*[.B162]-([.B162]-1/[.$B$2])^3)" office:value-type="float" office:value="0.0188169649068515" calcext:value-type="float">
            <text:p>0.01881696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2]+1/[.$B$2]" office:value-type="float" office:value="0.625" calcext:value-type="float">
            <text:p>0.625</text:p>
          </table:table-cell>
          <table:table-cell table:formula="of:=4*3.14159/3*([.B163]*[.B163]*[.B163]-([.B163]-1/[.$B$2])^3)" office:value-type="float" office:value="0.0190551511756579" calcext:value-type="float">
            <text:p>0.01905515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3]+1/[.$B$2]" office:value-type="float" office:value="0.62890625" calcext:value-type="float">
            <text:p>0.62890625</text:p>
          </table:table-cell>
          <table:table-cell table:formula="of:=4*3.14159/3*([.B164]*[.B164]*[.B164]-([.B164]-1/[.$B$2])^3)" office:value-type="float" office:value="0.0192948354713122" calcext:value-type="float">
            <text:p>0.01929483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4]+1/[.$B$2]" office:value-type="float" office:value="0.6328125" calcext:value-type="float">
            <text:p>0.6328125</text:p>
          </table:table-cell>
          <table:table-cell table:formula="of:=4*3.14159/3*([.B165]*[.B165]*[.B165]-([.B165]-1/[.$B$2])^3)" office:value-type="float" office:value="0.0195360177938143" calcext:value-type="float">
            <text:p>0.01953601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5]+1/[.$B$2]" office:value-type="float" office:value="0.63671875" calcext:value-type="float">
            <text:p>0.63671875</text:p>
          </table:table-cell>
          <table:table-cell table:formula="of:=4*3.14159/3*([.B166]*[.B166]*[.B166]-([.B166]-1/[.$B$2])^3)" office:value-type="float" office:value="0.0197786981431643" calcext:value-type="float">
            <text:p>0.01977869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6]+1/[.$B$2]" office:value-type="float" office:value="0.640625" calcext:value-type="float">
            <text:p>0.640625</text:p>
          </table:table-cell>
          <table:table-cell table:formula="of:=4*3.14159/3*([.B167]*[.B167]*[.B167]-([.B167]-1/[.$B$2])^3)" office:value-type="float" office:value="0.0200228765193621" calcext:value-type="float">
            <text:p>0.020022876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7]+1/[.$B$2]" office:value-type="float" office:value="0.64453125" calcext:value-type="float">
            <text:p>0.64453125</text:p>
          </table:table-cell>
          <table:table-cell table:formula="of:=4*3.14159/3*([.B168]*[.B168]*[.B168]-([.B168]-1/[.$B$2])^3)" office:value-type="float" office:value="0.0202685529224078" calcext:value-type="float">
            <text:p>0.02026855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8]+1/[.$B$2]" office:value-type="float" office:value="0.6484375" calcext:value-type="float">
            <text:p>0.6484375</text:p>
          </table:table-cell>
          <table:table-cell table:formula="of:=4*3.14159/3*([.B169]*[.B169]*[.B169]-([.B169]-1/[.$B$2])^3)" office:value-type="float" office:value="0.0205157273523013" calcext:value-type="float">
            <text:p>0.02051572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9]+1/[.$B$2]" office:value-type="float" office:value="0.65234375" calcext:value-type="float">
            <text:p>0.65234375</text:p>
          </table:table-cell>
          <table:table-cell table:formula="of:=4*3.14159/3*([.B170]*[.B170]*[.B170]-([.B170]-1/[.$B$2])^3)" office:value-type="float" office:value="0.0207643998090426" calcext:value-type="float">
            <text:p>0.02076439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0]+1/[.$B$2]" office:value-type="float" office:value="0.65625" calcext:value-type="float">
            <text:p>0.65625</text:p>
          </table:table-cell>
          <table:table-cell table:formula="of:=4*3.14159/3*([.B171]*[.B171]*[.B171]-([.B171]-1/[.$B$2])^3)" office:value-type="float" office:value="0.0210145702926318" calcext:value-type="float">
            <text:p>0.02101457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1]+1/[.$B$2]" office:value-type="float" office:value="0.66015625" calcext:value-type="float">
            <text:p>0.66015625</text:p>
          </table:table-cell>
          <table:table-cell table:formula="of:=4*3.14159/3*([.B172]*[.B172]*[.B172]-([.B172]-1/[.$B$2])^3)" office:value-type="float" office:value="0.0212662388030688" calcext:value-type="float">
            <text:p>0.02126623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2]+1/[.$B$2]" office:value-type="float" office:value="0.6640625" calcext:value-type="float">
            <text:p>0.6640625</text:p>
          </table:table-cell>
          <table:table-cell table:formula="of:=4*3.14159/3*([.B173]*[.B173]*[.B173]-([.B173]-1/[.$B$2])^3)" office:value-type="float" office:value="0.0215194053403536" calcext:value-type="float">
            <text:p>0.02151940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3]+1/[.$B$2]" office:value-type="float" office:value="0.66796875" calcext:value-type="float">
            <text:p>0.66796875</text:p>
          </table:table-cell>
          <table:table-cell table:formula="of:=4*3.14159/3*([.B174]*[.B174]*[.B174]-([.B174]-1/[.$B$2])^3)" office:value-type="float" office:value="0.0217740699044863" calcext:value-type="float">
            <text:p>0.02177406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4]+1/[.$B$2]" office:value-type="float" office:value="0.671875" calcext:value-type="float">
            <text:p>0.671875</text:p>
          </table:table-cell>
          <table:table-cell table:formula="of:=4*3.14159/3*([.B175]*[.B175]*[.B175]-([.B175]-1/[.$B$2])^3)" office:value-type="float" office:value="0.0220302324954669" calcext:value-type="float">
            <text:p>0.02203023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5]+1/[.$B$2]" office:value-type="float" office:value="0.67578125" calcext:value-type="float">
            <text:p>0.67578125</text:p>
          </table:table-cell>
          <table:table-cell table:formula="of:=4*3.14159/3*([.B176]*[.B176]*[.B176]-([.B176]-1/[.$B$2])^3)" office:value-type="float" office:value="0.0222878931132952" calcext:value-type="float">
            <text:p>0.02228789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6]+1/[.$B$2]" office:value-type="float" office:value="0.6796875" calcext:value-type="float">
            <text:p>0.6796875</text:p>
          </table:table-cell>
          <table:table-cell table:formula="of:=4*3.14159/3*([.B177]*[.B177]*[.B177]-([.B177]-1/[.$B$2])^3)" office:value-type="float" office:value="0.0225470517579714" calcext:value-type="float">
            <text:p>0.02254705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7]+1/[.$B$2]" office:value-type="float" office:value="0.68359375" calcext:value-type="float">
            <text:p>0.68359375</text:p>
          </table:table-cell>
          <table:table-cell table:formula="of:=4*3.14159/3*([.B178]*[.B178]*[.B178]-([.B178]-1/[.$B$2])^3)" office:value-type="float" office:value="0.0228077084294955" calcext:value-type="float">
            <text:p>0.02280770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8]+1/[.$B$2]" office:value-type="float" office:value="0.6875" calcext:value-type="float">
            <text:p>0.6875</text:p>
          </table:table-cell>
          <table:table-cell table:formula="of:=4*3.14159/3*([.B179]*[.B179]*[.B179]-([.B179]-1/[.$B$2])^3)" office:value-type="float" office:value="0.0230698631278674" calcext:value-type="float">
            <text:p>0.02306986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9]+1/[.$B$2]" office:value-type="float" office:value="0.69140625" calcext:value-type="float">
            <text:p>0.69140625</text:p>
          </table:table-cell>
          <table:table-cell table:formula="of:=4*3.14159/3*([.B180]*[.B180]*[.B180]-([.B180]-1/[.$B$2])^3)" office:value-type="float" office:value="0.0233335158530871" calcext:value-type="float">
            <text:p>0.02333351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0]+1/[.$B$2]" office:value-type="float" office:value="0.6953125" calcext:value-type="float">
            <text:p>0.6953125</text:p>
          </table:table-cell>
          <table:table-cell table:formula="of:=4*3.14159/3*([.B181]*[.B181]*[.B181]-([.B181]-1/[.$B$2])^3)" office:value-type="float" office:value="0.0235986666051547" calcext:value-type="float">
            <text:p>0.02359866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1]+1/[.$B$2]" office:value-type="float" office:value="0.69921875" calcext:value-type="float">
            <text:p>0.69921875</text:p>
          </table:table-cell>
          <table:table-cell table:formula="of:=4*3.14159/3*([.B182]*[.B182]*[.B182]-([.B182]-1/[.$B$2])^3)" office:value-type="float" office:value="0.0238653153840701" calcext:value-type="float">
            <text:p>0.02386531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2]+1/[.$B$2]" office:value-type="float" office:value="0.703125" calcext:value-type="float">
            <text:p>0.703125</text:p>
          </table:table-cell>
          <table:table-cell table:formula="of:=4*3.14159/3*([.B183]*[.B183]*[.B183]-([.B183]-1/[.$B$2])^3)" office:value-type="float" office:value="0.0241334621898333" calcext:value-type="float">
            <text:p>0.02413346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3]+1/[.$B$2]" office:value-type="float" office:value="0.70703125" calcext:value-type="float">
            <text:p>0.70703125</text:p>
          </table:table-cell>
          <table:table-cell table:formula="of:=4*3.14159/3*([.B184]*[.B184]*[.B184]-([.B184]-1/[.$B$2])^3)" office:value-type="float" office:value="0.0244031070224444" calcext:value-type="float">
            <text:p>0.0244031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]+1/[.$B$2]" office:value-type="float" office:value="0.7109375" calcext:value-type="float">
            <text:p>0.7109375</text:p>
          </table:table-cell>
          <table:table-cell table:formula="of:=4*3.14159/3*([.B185]*[.B185]*[.B185]-([.B185]-1/[.$B$2])^3)" office:value-type="float" office:value="0.0246742498819033" calcext:value-type="float">
            <text:p>0.02467424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]+1/[.$B$2]" office:value-type="float" office:value="0.71484375" calcext:value-type="float">
            <text:p>0.71484375</text:p>
          </table:table-cell>
          <table:table-cell table:formula="of:=4*3.14159/3*([.B186]*[.B186]*[.B186]-([.B186]-1/[.$B$2])^3)" office:value-type="float" office:value="0.0249468907682101" calcext:value-type="float">
            <text:p>0.02494689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]+1/[.$B$2]" office:value-type="float" office:value="0.71875" calcext:value-type="float">
            <text:p>0.71875</text:p>
          </table:table-cell>
          <table:table-cell table:formula="of:=4*3.14159/3*([.B187]*[.B187]*[.B187]-([.B187]-1/[.$B$2])^3)" office:value-type="float" office:value="0.0252210296813647" calcext:value-type="float">
            <text:p>0.02522102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]+1/[.$B$2]" office:value-type="float" office:value="0.72265625" calcext:value-type="float">
            <text:p>0.72265625</text:p>
          </table:table-cell>
          <table:table-cell table:formula="of:=4*3.14159/3*([.B188]*[.B188]*[.B188]-([.B188]-1/[.$B$2])^3)" office:value-type="float" office:value="0.0254966666213671" calcext:value-type="float">
            <text:p>0.02549666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]+1/[.$B$2]" office:value-type="float" office:value="0.7265625" calcext:value-type="float">
            <text:p>0.7265625</text:p>
          </table:table-cell>
          <table:table-cell table:formula="of:=4*3.14159/3*([.B189]*[.B189]*[.B189]-([.B189]-1/[.$B$2])^3)" office:value-type="float" office:value="0.0257738015882174" calcext:value-type="float">
            <text:p>0.02577380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]+1/[.$B$2]" office:value-type="float" office:value="0.73046875" calcext:value-type="float">
            <text:p>0.73046875</text:p>
          </table:table-cell>
          <table:table-cell table:formula="of:=4*3.14159/3*([.B190]*[.B190]*[.B190]-([.B190]-1/[.$B$2])^3)" office:value-type="float" office:value="0.0260524345819155" calcext:value-type="float">
            <text:p>0.02605243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]+1/[.$B$2]" office:value-type="float" office:value="0.734375" calcext:value-type="float">
            <text:p>0.734375</text:p>
          </table:table-cell>
          <table:table-cell table:formula="of:=4*3.14159/3*([.B191]*[.B191]*[.B191]-([.B191]-1/[.$B$2])^3)" office:value-type="float" office:value="0.0263325656024615" calcext:value-type="float">
            <text:p>0.026332565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]+1/[.$B$2]" office:value-type="float" office:value="0.73828125" calcext:value-type="float">
            <text:p>0.73828125</text:p>
          </table:table-cell>
          <table:table-cell table:formula="of:=4*3.14159/3*([.B192]*[.B192]*[.B192]-([.B192]-1/[.$B$2])^3)" office:value-type="float" office:value="0.0266141946498553" calcext:value-type="float">
            <text:p>0.02661419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]+1/[.$B$2]" office:value-type="float" office:value="0.7421875" calcext:value-type="float">
            <text:p>0.7421875</text:p>
          </table:table-cell>
          <table:table-cell table:formula="of:=4*3.14159/3*([.B193]*[.B193]*[.B193]-([.B193]-1/[.$B$2])^3)" office:value-type="float" office:value="0.0268973217240969" calcext:value-type="float">
            <text:p>0.02689732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]+1/[.$B$2]" office:value-type="float" office:value="0.74609375" calcext:value-type="float">
            <text:p>0.74609375</text:p>
          </table:table-cell>
          <table:table-cell table:formula="of:=4*3.14159/3*([.B194]*[.B194]*[.B194]-([.B194]-1/[.$B$2])^3)" office:value-type="float" office:value="0.0271819468251864" calcext:value-type="float">
            <text:p>0.02718194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4]+1/[.$B$2]" office:value-type="float" office:value="0.75" calcext:value-type="float">
            <text:p>0.75</text:p>
          </table:table-cell>
          <table:table-cell table:formula="of:=4*3.14159/3*([.B195]*[.B195]*[.B195]-([.B195]-1/[.$B$2])^3)" office:value-type="float" office:value="0.0274680699531237" calcext:value-type="float">
            <text:p>0.027468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5]+1/[.$B$2]" office:value-type="float" office:value="0.75390625" calcext:value-type="float">
            <text:p>0.75390625</text:p>
          </table:table-cell>
          <table:table-cell table:formula="of:=4*3.14159/3*([.B196]*[.B196]*[.B196]-([.B196]-1/[.$B$2])^3)" office:value-type="float" office:value="0.0277556911079089" calcext:value-type="float">
            <text:p>0.02775569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6]+1/[.$B$2]" office:value-type="float" office:value="0.7578125" calcext:value-type="float">
            <text:p>0.7578125</text:p>
          </table:table-cell>
          <table:table-cell table:formula="of:=4*3.14159/3*([.B197]*[.B197]*[.B197]-([.B197]-1/[.$B$2])^3)" office:value-type="float" office:value="0.0280448102895419" calcext:value-type="float">
            <text:p>0.02804481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7]+1/[.$B$2]" office:value-type="float" office:value="0.76171875" calcext:value-type="float">
            <text:p>0.76171875</text:p>
          </table:table-cell>
          <table:table-cell table:formula="of:=4*3.14159/3*([.B198]*[.B198]*[.B198]-([.B198]-1/[.$B$2])^3)" office:value-type="float" office:value="0.0283354274980227" calcext:value-type="float">
            <text:p>0.02833542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8]+1/[.$B$2]" office:value-type="float" office:value="0.765625" calcext:value-type="float">
            <text:p>0.765625</text:p>
          </table:table-cell>
          <table:table-cell table:formula="of:=4*3.14159/3*([.B199]*[.B199]*[.B199]-([.B199]-1/[.$B$2])^3)" office:value-type="float" office:value="0.0286275427333514" calcext:value-type="float">
            <text:p>0.02862754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9]+1/[.$B$2]" office:value-type="float" office:value="0.76953125" calcext:value-type="float">
            <text:p>0.76953125</text:p>
          </table:table-cell>
          <table:table-cell table:formula="of:=4*3.14159/3*([.B200]*[.B200]*[.B200]-([.B200]-1/[.$B$2])^3)" office:value-type="float" office:value="0.0289211559955279" calcext:value-type="float">
            <text:p>0.02892115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0]+1/[.$B$2]" office:value-type="float" office:value="0.7734375" calcext:value-type="float">
            <text:p>0.7734375</text:p>
          </table:table-cell>
          <table:table-cell table:formula="of:=4*3.14159/3*([.B201]*[.B201]*[.B201]-([.B201]-1/[.$B$2])^3)" office:value-type="float" office:value="0.0292162672845523" calcext:value-type="float">
            <text:p>0.029216267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1]+1/[.$B$2]" office:value-type="float" office:value="0.77734375" calcext:value-type="float">
            <text:p>0.77734375</text:p>
          </table:table-cell>
          <table:table-cell table:formula="of:=4*3.14159/3*([.B202]*[.B202]*[.B202]-([.B202]-1/[.$B$2])^3)" office:value-type="float" office:value="0.0295128766004244" calcext:value-type="float">
            <text:p>0.02951287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2]+1/[.$B$2]" office:value-type="float" office:value="0.78125" calcext:value-type="float">
            <text:p>0.78125</text:p>
          </table:table-cell>
          <table:table-cell table:formula="of:=4*3.14159/3*([.B203]*[.B203]*[.B203]-([.B203]-1/[.$B$2])^3)" office:value-type="float" office:value="0.0298109839431445" calcext:value-type="float">
            <text:p>0.02981098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3]+1/[.$B$2]" office:value-type="float" office:value="0.78515625" calcext:value-type="float">
            <text:p>0.78515625</text:p>
          </table:table-cell>
          <table:table-cell table:formula="of:=4*3.14159/3*([.B204]*[.B204]*[.B204]-([.B204]-1/[.$B$2])^3)" office:value-type="float" office:value="0.0301105893127123" calcext:value-type="float">
            <text:p>0.03011058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4]+1/[.$B$2]" office:value-type="float" office:value="0.7890625" calcext:value-type="float">
            <text:p>0.7890625</text:p>
          </table:table-cell>
          <table:table-cell table:formula="of:=4*3.14159/3*([.B205]*[.B205]*[.B205]-([.B205]-1/[.$B$2])^3)" office:value-type="float" office:value="0.0304116927091281" calcext:value-type="float">
            <text:p>0.03041169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5]+1/[.$B$2]" office:value-type="float" office:value="0.79296875" calcext:value-type="float">
            <text:p>0.79296875</text:p>
          </table:table-cell>
          <table:table-cell table:formula="of:=4*3.14159/3*([.B206]*[.B206]*[.B206]-([.B206]-1/[.$B$2])^3)" office:value-type="float" office:value="0.0307142941323916" calcext:value-type="float">
            <text:p>0.03071429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6]+1/[.$B$2]" office:value-type="float" office:value="0.796875" calcext:value-type="float">
            <text:p>0.796875</text:p>
          </table:table-cell>
          <table:table-cell table:formula="of:=4*3.14159/3*([.B207]*[.B207]*[.B207]-([.B207]-1/[.$B$2])^3)" office:value-type="float" office:value="0.031018393582503" calcext:value-type="float">
            <text:p>0.03101839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7]+1/[.$B$2]" office:value-type="float" office:value="0.80078125" calcext:value-type="float">
            <text:p>0.80078125</text:p>
          </table:table-cell>
          <table:table-cell table:formula="of:=4*3.14159/3*([.B208]*[.B208]*[.B208]-([.B208]-1/[.$B$2])^3)" office:value-type="float" office:value="0.0313239910594622" calcext:value-type="float">
            <text:p>0.03132399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8]+1/[.$B$2]" office:value-type="float" office:value="0.8046875" calcext:value-type="float">
            <text:p>0.8046875</text:p>
          </table:table-cell>
          <table:table-cell table:formula="of:=4*3.14159/3*([.B209]*[.B209]*[.B209]-([.B209]-1/[.$B$2])^3)" office:value-type="float" office:value="0.0316310865632693" calcext:value-type="float">
            <text:p>0.03163108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9]+1/[.$B$2]" office:value-type="float" office:value="0.80859375" calcext:value-type="float">
            <text:p>0.80859375</text:p>
          </table:table-cell>
          <table:table-cell table:formula="of:=4*3.14159/3*([.B210]*[.B210]*[.B210]-([.B210]-1/[.$B$2])^3)" office:value-type="float" office:value="0.0319396800939242" calcext:value-type="float">
            <text:p>0.03193968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0]+1/[.$B$2]" office:value-type="float" office:value="0.8125" calcext:value-type="float">
            <text:p>0.8125</text:p>
          </table:table-cell>
          <table:table-cell table:formula="of:=4*3.14159/3*([.B211]*[.B211]*[.B211]-([.B211]-1/[.$B$2])^3)" office:value-type="float" office:value="0.0322497716514269" calcext:value-type="float">
            <text:p>0.03224977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1]+1/[.$B$2]" office:value-type="float" office:value="0.81640625" calcext:value-type="float">
            <text:p>0.81640625</text:p>
          </table:table-cell>
          <table:table-cell table:formula="of:=4*3.14159/3*([.B212]*[.B212]*[.B212]-([.B212]-1/[.$B$2])^3)" office:value-type="float" office:value="0.0325613612357775" calcext:value-type="float">
            <text:p>0.03256136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2]+1/[.$B$2]" office:value-type="float" office:value="0.8203125" calcext:value-type="float">
            <text:p>0.8203125</text:p>
          </table:table-cell>
          <table:table-cell table:formula="of:=4*3.14159/3*([.B213]*[.B213]*[.B213]-([.B213]-1/[.$B$2])^3)" office:value-type="float" office:value="0.032874448846976" calcext:value-type="float">
            <text:p>0.03287444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3]+1/[.$B$2]" office:value-type="float" office:value="0.82421875" calcext:value-type="float">
            <text:p>0.82421875</text:p>
          </table:table-cell>
          <table:table-cell table:formula="of:=4*3.14159/3*([.B214]*[.B214]*[.B214]-([.B214]-1/[.$B$2])^3)" office:value-type="float" office:value="0.0331890344850222" calcext:value-type="float">
            <text:p>0.03318903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4]+1/[.$B$2]" office:value-type="float" office:value="0.828125" calcext:value-type="float">
            <text:p>0.828125</text:p>
          </table:table-cell>
          <table:table-cell table:formula="of:=4*3.14159/3*([.B215]*[.B215]*[.B215]-([.B215]-1/[.$B$2])^3)" office:value-type="float" office:value="0.0335051181499163" calcext:value-type="float">
            <text:p>0.03350511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5]+1/[.$B$2]" office:value-type="float" office:value="0.83203125" calcext:value-type="float">
            <text:p>0.83203125</text:p>
          </table:table-cell>
          <table:table-cell table:formula="of:=4*3.14159/3*([.B216]*[.B216]*[.B216]-([.B216]-1/[.$B$2])^3)" office:value-type="float" office:value="0.0338226998416583" calcext:value-type="float">
            <text:p>0.03382269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6]+1/[.$B$2]" office:value-type="float" office:value="0.8359375" calcext:value-type="float">
            <text:p>0.8359375</text:p>
          </table:table-cell>
          <table:table-cell table:formula="of:=4*3.14159/3*([.B217]*[.B217]*[.B217]-([.B217]-1/[.$B$2])^3)" office:value-type="float" office:value="0.0341417795602481" calcext:value-type="float">
            <text:p>0.03414177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7]+1/[.$B$2]" office:value-type="float" office:value="0.83984375" calcext:value-type="float">
            <text:p>0.83984375</text:p>
          </table:table-cell>
          <table:table-cell table:formula="of:=4*3.14159/3*([.B218]*[.B218]*[.B218]-([.B218]-1/[.$B$2])^3)" office:value-type="float" office:value="0.0344623573056857" calcext:value-type="float">
            <text:p>0.034462357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8]+1/[.$B$2]" office:value-type="float" office:value="0.84375" calcext:value-type="float">
            <text:p>0.84375</text:p>
          </table:table-cell>
          <table:table-cell table:formula="of:=4*3.14159/3*([.B219]*[.B219]*[.B219]-([.B219]-1/[.$B$2])^3)" office:value-type="float" office:value="0.0347844330779711" calcext:value-type="float">
            <text:p>0.03478443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9]+1/[.$B$2]" office:value-type="float" office:value="0.84765625" calcext:value-type="float">
            <text:p>0.84765625</text:p>
          </table:table-cell>
          <table:table-cell table:formula="of:=4*3.14159/3*([.B220]*[.B220]*[.B220]-([.B220]-1/[.$B$2])^3)" office:value-type="float" office:value="0.0351080068771044" calcext:value-type="float">
            <text:p>0.03510800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0]+1/[.$B$2]" office:value-type="float" office:value="0.8515625" calcext:value-type="float">
            <text:p>0.8515625</text:p>
          </table:table-cell>
          <table:table-cell table:formula="of:=4*3.14159/3*([.B221]*[.B221]*[.B221]-([.B221]-1/[.$B$2])^3)" office:value-type="float" office:value="0.0354330787030856" calcext:value-type="float">
            <text:p>0.03543307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1]+1/[.$B$2]" office:value-type="float" office:value="0.85546875" calcext:value-type="float">
            <text:p>0.85546875</text:p>
          </table:table-cell>
          <table:table-cell table:formula="of:=4*3.14159/3*([.B222]*[.B222]*[.B222]-([.B222]-1/[.$B$2])^3)" office:value-type="float" office:value="0.0357596485559146" calcext:value-type="float">
            <text:p>0.03575964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2]+1/[.$B$2]" office:value-type="float" office:value="0.859375" calcext:value-type="float">
            <text:p>0.859375</text:p>
          </table:table-cell>
          <table:table-cell table:formula="of:=4*3.14159/3*([.B223]*[.B223]*[.B223]-([.B223]-1/[.$B$2])^3)" office:value-type="float" office:value="0.0360877164355914" calcext:value-type="float">
            <text:p>0.03608771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3]+1/[.$B$2]" office:value-type="float" office:value="0.86328125" calcext:value-type="float">
            <text:p>0.86328125</text:p>
          </table:table-cell>
          <table:table-cell table:formula="of:=4*3.14159/3*([.B224]*[.B224]*[.B224]-([.B224]-1/[.$B$2])^3)" office:value-type="float" office:value="0.036417282342116" calcext:value-type="float">
            <text:p>0.03641728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4]+1/[.$B$2]" office:value-type="float" office:value="0.8671875" calcext:value-type="float">
            <text:p>0.8671875</text:p>
          </table:table-cell>
          <table:table-cell table:formula="of:=4*3.14159/3*([.B225]*[.B225]*[.B225]-([.B225]-1/[.$B$2])^3)" office:value-type="float" office:value="0.0367483462754885" calcext:value-type="float">
            <text:p>0.03674834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5]+1/[.$B$2]" office:value-type="float" office:value="0.87109375" calcext:value-type="float">
            <text:p>0.87109375</text:p>
          </table:table-cell>
          <table:table-cell table:formula="of:=4*3.14159/3*([.B226]*[.B226]*[.B226]-([.B226]-1/[.$B$2])^3)" office:value-type="float" office:value="0.0370809082357089" calcext:value-type="float">
            <text:p>0.037080908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6]+1/[.$B$2]" office:value-type="float" office:value="0.875" calcext:value-type="float">
            <text:p>0.875</text:p>
          </table:table-cell>
          <table:table-cell table:formula="of:=4*3.14159/3*([.B227]*[.B227]*[.B227]-([.B227]-1/[.$B$2])^3)" office:value-type="float" office:value="0.037414968222777" calcext:value-type="float">
            <text:p>0.037414968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7]+1/[.$B$2]" office:value-type="float" office:value="0.87890625" calcext:value-type="float">
            <text:p>0.87890625</text:p>
          </table:table-cell>
          <table:table-cell table:formula="of:=4*3.14159/3*([.B228]*[.B228]*[.B228]-([.B228]-1/[.$B$2])^3)" office:value-type="float" office:value="0.0377505262366931" calcext:value-type="float">
            <text:p>0.03775052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8]+1/[.$B$2]" office:value-type="float" office:value="0.8828125" calcext:value-type="float">
            <text:p>0.8828125</text:p>
          </table:table-cell>
          <table:table-cell table:formula="of:=4*3.14159/3*([.B229]*[.B229]*[.B229]-([.B229]-1/[.$B$2])^3)" office:value-type="float" office:value="0.0380875822774569" calcext:value-type="float">
            <text:p>0.03808758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9]+1/[.$B$2]" office:value-type="float" office:value="0.88671875" calcext:value-type="float">
            <text:p>0.88671875</text:p>
          </table:table-cell>
          <table:table-cell table:formula="of:=4*3.14159/3*([.B230]*[.B230]*[.B230]-([.B230]-1/[.$B$2])^3)" office:value-type="float" office:value="0.0384261363450686" calcext:value-type="float">
            <text:p>0.03842613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0]+1/[.$B$2]" office:value-type="float" office:value="0.890625" calcext:value-type="float">
            <text:p>0.890625</text:p>
          </table:table-cell>
          <table:table-cell table:formula="of:=4*3.14159/3*([.B231]*[.B231]*[.B231]-([.B231]-1/[.$B$2])^3)" office:value-type="float" office:value="0.0387661884395281" calcext:value-type="float">
            <text:p>0.03876618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1]+1/[.$B$2]" office:value-type="float" office:value="0.89453125" calcext:value-type="float">
            <text:p>0.89453125</text:p>
          </table:table-cell>
          <table:table-cell table:formula="of:=4*3.14159/3*([.B232]*[.B232]*[.B232]-([.B232]-1/[.$B$2])^3)" office:value-type="float" office:value="0.0391077385608355" calcext:value-type="float">
            <text:p>0.03910773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2]+1/[.$B$2]" office:value-type="float" office:value="0.8984375" calcext:value-type="float">
            <text:p>0.8984375</text:p>
          </table:table-cell>
          <table:table-cell table:formula="of:=4*3.14159/3*([.B233]*[.B233]*[.B233]-([.B233]-1/[.$B$2])^3)" office:value-type="float" office:value="0.0394507867089907" calcext:value-type="float">
            <text:p>0.03945078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3]+1/[.$B$2]" office:value-type="float" office:value="0.90234375" calcext:value-type="float">
            <text:p>0.90234375</text:p>
          </table:table-cell>
          <table:table-cell table:formula="of:=4*3.14159/3*([.B234]*[.B234]*[.B234]-([.B234]-1/[.$B$2])^3)" office:value-type="float" office:value="0.0397953328839938" calcext:value-type="float">
            <text:p>0.03979533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4]+1/[.$B$2]" office:value-type="float" office:value="0.90625" calcext:value-type="float">
            <text:p>0.90625</text:p>
          </table:table-cell>
          <table:table-cell table:formula="of:=4*3.14159/3*([.B235]*[.B235]*[.B235]-([.B235]-1/[.$B$2])^3)" office:value-type="float" office:value="0.0401413770858447" calcext:value-type="float">
            <text:p>0.04014137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5]+1/[.$B$2]" office:value-type="float" office:value="0.91015625" calcext:value-type="float">
            <text:p>0.91015625</text:p>
          </table:table-cell>
          <table:table-cell table:formula="of:=4*3.14159/3*([.B236]*[.B236]*[.B236]-([.B236]-1/[.$B$2])^3)" office:value-type="float" office:value="0.0404889193145434" calcext:value-type="float">
            <text:p>0.04048891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6]+1/[.$B$2]" office:value-type="float" office:value="0.9140625" calcext:value-type="float">
            <text:p>0.9140625</text:p>
          </table:table-cell>
          <table:table-cell table:formula="of:=4*3.14159/3*([.B237]*[.B237]*[.B237]-([.B237]-1/[.$B$2])^3)" office:value-type="float" office:value="0.04083795957009" calcext:value-type="float">
            <text:p>0.04083795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7]+1/[.$B$2]" office:value-type="float" office:value="0.91796875" calcext:value-type="float">
            <text:p>0.91796875</text:p>
          </table:table-cell>
          <table:table-cell table:formula="of:=4*3.14159/3*([.B238]*[.B238]*[.B238]-([.B238]-1/[.$B$2])^3)" office:value-type="float" office:value="0.0411884978524844" calcext:value-type="float">
            <text:p>0.04118849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8]+1/[.$B$2]" office:value-type="float" office:value="0.921875" calcext:value-type="float">
            <text:p>0.921875</text:p>
          </table:table-cell>
          <table:table-cell table:formula="of:=4*3.14159/3*([.B239]*[.B239]*[.B239]-([.B239]-1/[.$B$2])^3)" office:value-type="float" office:value="0.0415405341617266" calcext:value-type="float">
            <text:p>0.04154053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9]+1/[.$B$2]" office:value-type="float" office:value="0.92578125" calcext:value-type="float">
            <text:p>0.92578125</text:p>
          </table:table-cell>
          <table:table-cell table:formula="of:=4*3.14159/3*([.B240]*[.B240]*[.B240]-([.B240]-1/[.$B$2])^3)" office:value-type="float" office:value="0.0418940684978167" calcext:value-type="float">
            <text:p>0.04189406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0]+1/[.$B$2]" office:value-type="float" office:value="0.9296875" calcext:value-type="float">
            <text:p>0.9296875</text:p>
          </table:table-cell>
          <table:table-cell table:formula="of:=4*3.14159/3*([.B241]*[.B241]*[.B241]-([.B241]-1/[.$B$2])^3)" office:value-type="float" office:value="0.0422491008607546" calcext:value-type="float">
            <text:p>0.04224910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1]+1/[.$B$2]" office:value-type="float" office:value="0.93359375" calcext:value-type="float">
            <text:p>0.93359375</text:p>
          </table:table-cell>
          <table:table-cell table:formula="of:=4*3.14159/3*([.B242]*[.B242]*[.B242]-([.B242]-1/[.$B$2])^3)" office:value-type="float" office:value="0.0426056312505404" calcext:value-type="float">
            <text:p>0.04260563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2]+1/[.$B$2]" office:value-type="float" office:value="0.9375" calcext:value-type="float">
            <text:p>0.9375</text:p>
          </table:table-cell>
          <table:table-cell table:formula="of:=4*3.14159/3*([.B243]*[.B243]*[.B243]-([.B243]-1/[.$B$2])^3)" office:value-type="float" office:value="0.042963659667174" calcext:value-type="float">
            <text:p>0.04296365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3]+1/[.$B$2]" office:value-type="float" office:value="0.94140625" calcext:value-type="float">
            <text:p>0.94140625</text:p>
          </table:table-cell>
          <table:table-cell table:formula="of:=4*3.14159/3*([.B244]*[.B244]*[.B244]-([.B244]-1/[.$B$2])^3)" office:value-type="float" office:value="0.0433231861106555" calcext:value-type="float">
            <text:p>0.04332318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4]+1/[.$B$2]" office:value-type="float" office:value="0.9453125" calcext:value-type="float">
            <text:p>0.9453125</text:p>
          </table:table-cell>
          <table:table-cell table:formula="of:=4*3.14159/3*([.B245]*[.B245]*[.B245]-([.B245]-1/[.$B$2])^3)" office:value-type="float" office:value="0.0436842105809848" calcext:value-type="float">
            <text:p>0.04368421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5]+1/[.$B$2]" office:value-type="float" office:value="0.94921875" calcext:value-type="float">
            <text:p>0.94921875</text:p>
          </table:table-cell>
          <table:table-cell table:formula="of:=4*3.14159/3*([.B246]*[.B246]*[.B246]-([.B246]-1/[.$B$2])^3)" office:value-type="float" office:value="0.0440467330781619" calcext:value-type="float">
            <text:p>0.04404673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6]+1/[.$B$2]" office:value-type="float" office:value="0.953125" calcext:value-type="float">
            <text:p>0.953125</text:p>
          </table:table-cell>
          <table:table-cell table:formula="of:=4*3.14159/3*([.B247]*[.B247]*[.B247]-([.B247]-1/[.$B$2])^3)" office:value-type="float" office:value="0.0444107536021868" calcext:value-type="float">
            <text:p>0.04441075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7]+1/[.$B$2]" office:value-type="float" office:value="0.95703125" calcext:value-type="float">
            <text:p>0.95703125</text:p>
          </table:table-cell>
          <table:table-cell table:formula="of:=4*3.14159/3*([.B248]*[.B248]*[.B248]-([.B248]-1/[.$B$2])^3)" office:value-type="float" office:value="0.0447762721530596" calcext:value-type="float">
            <text:p>0.04477627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8]+1/[.$B$2]" office:value-type="float" office:value="0.9609375" calcext:value-type="float">
            <text:p>0.9609375</text:p>
          </table:table-cell>
          <table:table-cell table:formula="of:=4*3.14159/3*([.B249]*[.B249]*[.B249]-([.B249]-1/[.$B$2])^3)" office:value-type="float" office:value="0.0451432887307803" calcext:value-type="float">
            <text:p>0.04514328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9]+1/[.$B$2]" office:value-type="float" office:value="0.96484375" calcext:value-type="float">
            <text:p>0.96484375</text:p>
          </table:table-cell>
          <table:table-cell table:formula="of:=4*3.14159/3*([.B250]*[.B250]*[.B250]-([.B250]-1/[.$B$2])^3)" office:value-type="float" office:value="0.0455118033353488" calcext:value-type="float">
            <text:p>0.045511803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0]+1/[.$B$2]" office:value-type="float" office:value="0.96875" calcext:value-type="float">
            <text:p>0.96875</text:p>
          </table:table-cell>
          <table:table-cell table:formula="of:=4*3.14159/3*([.B251]*[.B251]*[.B251]-([.B251]-1/[.$B$2])^3)" office:value-type="float" office:value="0.0458818159667651" calcext:value-type="float">
            <text:p>0.0458818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1]+1/[.$B$2]" office:value-type="float" office:value="0.97265625" calcext:value-type="float">
            <text:p>0.97265625</text:p>
          </table:table-cell>
          <table:table-cell table:formula="of:=4*3.14159/3*([.B252]*[.B252]*[.B252]-([.B252]-1/[.$B$2])^3)" office:value-type="float" office:value="0.0462533266250292" calcext:value-type="float">
            <text:p>0.04625332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2]+1/[.$B$2]" office:value-type="float" office:value="0.9765625" calcext:value-type="float">
            <text:p>0.9765625</text:p>
          </table:table-cell>
          <table:table-cell table:formula="of:=4*3.14159/3*([.B253]*[.B253]*[.B253]-([.B253]-1/[.$B$2])^3)" office:value-type="float" office:value="0.0466263353101413" calcext:value-type="float">
            <text:p>0.04662633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3]+1/[.$B$2]" office:value-type="float" office:value="0.98046875" calcext:value-type="float">
            <text:p>0.98046875</text:p>
          </table:table-cell>
          <table:table-cell table:formula="of:=4*3.14159/3*([.B254]*[.B254]*[.B254]-([.B254]-1/[.$B$2])^3)" office:value-type="float" office:value="0.0470008420221011" calcext:value-type="float">
            <text:p>0.0470008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4]+1/[.$B$2]" office:value-type="float" office:value="0.984375" calcext:value-type="float">
            <text:p>0.984375</text:p>
          </table:table-cell>
          <table:table-cell table:formula="of:=4*3.14159/3*([.B255]*[.B255]*[.B255]-([.B255]-1/[.$B$2])^3)" office:value-type="float" office:value="0.0473768467609088" calcext:value-type="float">
            <text:p>0.04737684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5]+1/[.$B$2]" office:value-type="float" office:value="0.98828125" calcext:value-type="float">
            <text:p>0.98828125</text:p>
          </table:table-cell>
          <table:table-cell table:formula="of:=4*3.14159/3*([.B256]*[.B256]*[.B256]-([.B256]-1/[.$B$2])^3)" office:value-type="float" office:value="0.0477543495265643" calcext:value-type="float">
            <text:p>0.04775434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6]+1/[.$B$2]" office:value-type="float" office:value="0.9921875" calcext:value-type="float">
            <text:p>0.9921875</text:p>
          </table:table-cell>
          <table:table-cell table:formula="of:=4*3.14159/3*([.B257]*[.B257]*[.B257]-([.B257]-1/[.$B$2])^3)" office:value-type="float" office:value="0.0481333503190676" calcext:value-type="float">
            <text:p>0.04813335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7]+1/[.$B$2]" office:value-type="float" office:value="0.99609375" calcext:value-type="float">
            <text:p>0.99609375</text:p>
          </table:table-cell>
          <table:table-cell table:formula="of:=4*3.14159/3*([.B258]*[.B258]*[.B258]-([.B258]-1/[.$B$2])^3)" office:value-type="float" office:value="0.0485138491384188" calcext:value-type="float">
            <text:p>0.04851384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8]+1/[.$B$2]" office:value-type="float" office:value="1" calcext:value-type="float">
            <text:p>1</text:p>
          </table:table-cell>
          <table:table-cell table:formula="of:=4*3.14159/3*([.B259]*[.B259]*[.B259]-([.B259]-1/[.$B$2])^3)" office:value-type="float" office:value="0.0488958459846179" calcext:value-type="float">
            <text:p>0.0488958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4:17:34.896437251</meta:creation-date>
    <dc:date>2018-01-03T14:28:45.210016217</dc:date>
    <meta:editing-duration>PT11M10S</meta:editing-duration>
    <meta:editing-cycles>1</meta:editing-cycles>
    <meta:document-statistic meta:table-count="1" meta:cell-count="9005" meta:object-count="0"/>
    <meta:generator>LibreOffice/5.1.6.2$Linux_X86_64 LibreOffice_project/10m0$Build-2</meta:generator>
  </office:meta>
</office:document-meta>
</file>